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2"/>
    <style:style style:name="ce10" style:family="table-cell" style:parent-style-name="Default" style:data-style-name="N60"/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fo:border="none"/>
    </style:style>
    <style:style style:name="ce13" style:family="table-cell" style:parent-style-name="Default" style:data-style-name="N109"/>
    <style:style style:name="ce14" style:family="table-cell" style:parent-style-name="Default" style:data-style-name="N108">
      <style:table-cell-properties fo:background-color="transparent"/>
      <style:text-properties fo:color="#ff0000"/>
    </style:style>
    <style:style style:name="ce15" style:family="table-cell" style:parent-style-name="Default" style:data-style-name="N108">
      <style:text-properties fo:color="#ff0000"/>
    </style:style>
    <style:style style:name="ce1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08">
      <style:table-cell-properties fo:background-color="transparent" fo:border="none"/>
      <style:text-properties fo:color="#ff0000"/>
    </style:style>
    <style:style style:name="ce19" style:family="table-cell" style:parent-style-name="Default" style:data-style-name="N108">
      <style:table-cell-properties fo:border="none"/>
      <style:text-properties fo:color="#ff0000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8">
      <style:table-cell-properties fo:border-bottom="none" fo:background-color="transparent" fo:border-left="none" fo:border-right="0.06pt solid #000000" fo:border-top="none"/>
      <style:text-properties fo:color="#ff0000"/>
    </style:style>
    <style:style style:name="ce25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08">
      <style:table-cell-properties fo:border-bottom="none" fo:border-left="none" fo:border-right="0.06pt solid #000000" fo:border-top="none"/>
      <style:text-properties fo:color="#ff0000"/>
    </style:style>
    <style:style style:name="ce27" style:family="table-cell" style:parent-style-name="Default" style:data-style-name="N110"/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1"/>
    <style:style style:name="ce30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2">
      <style:table-cell-properties fo:border="none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u_Z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Hz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Bparallel</text:p>
          </table:table-cell>
          <table:table-cell table:number-columns-repeated="7"/>
          <table:table-cell table:style-name="Default" office:value-type="string" calcext:value-type="string">
            <text:p>Bantiparallel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2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2.5-15)/(19)" office:value-type="float" office:value="0.921052631578947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2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3-14)/(16.5)" office:value-type="float" office:value="1.15151515151515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211-190)/(3.8)" office:value-type="float" office:value="5.52631578947368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61-156)/(0.7)" office:value-type="float" office:value="7.14285714285714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14" calcext:value-type="float">
            <text:p>14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11:.G29])-MIN([.G11:.G29])" office:value-type="float" office:value="28.184210526315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table:formula="of:=190-1.3*[.F6]" office:value-type="float" office:value="182.815789473684" calcext:value-type="float">
            <text:p/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11:.O29])-MIN([.O11:.O29])" office:value-type="float" office:value="5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56" calcext:value-type="float">
            <text:p>156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7]" office:value-type="float" office:value="15" calcext:value-type="float">
            <text:p/>
          </table:table-cell>
          <table:table-cell table:style-name="ce23" table:formula="of:=[.F8]" office:value-type="float" office:value="182.815789473684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N7]" office:value-type="float" office:value="14" calcext:value-type="float">
            <text:p/>
          </table:table-cell>
          <table:table-cell table:style-name="ce23" table:formula="of:=[.N8]" office:value-type="float" office:value="15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C12]*[.$F$5]+[.$F$7]" office:value-type="float" office:value="16.8421052631579" calcext:value-type="float">
            <text:p/>
          </table:table-cell>
          <table:table-cell table:style-name="ce23" table:formula="of:=[.D12]*[.$F$6]+[.$F$8]" office:value-type="float" office:value="183.921052631579" calcext:value-type="float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12]*[.$N$5]+[.$N$7]" office:value-type="float" office:value="17.4545454545455" calcext:value-type="float">
            <text:p/>
          </table:table-cell>
          <table:table-cell table:style-name="ce23" table:formula="of:=[.L12]*[.$N$6]+[.$N$8]" office:value-type="float" office:value="15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C13]*[.$F$5]+[.$F$7]" office:value-type="float" office:value="18.6842105263158" calcext:value-type="float">
            <text:p/>
          </table:table-cell>
          <table:table-cell table:style-name="ce23" table:formula="of:=[.D13]*[.$F$6]+[.$F$8]" office:value-type="float" office:value="184.473684210526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13]*[.$N$5]+[.$N$7]" office:value-type="float" office:value="20.9090909090909" calcext:value-type="float">
            <text:p/>
          </table:table-cell>
          <table:table-cell table:style-name="ce23" table:formula="of:=[.L13]*[.$N$6]+[.$N$8]" office:value-type="float" office:value="158.14285714285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C14]*[.$F$5]+[.$F$7]" office:value-type="float" office:value="20.5263157894737" calcext:value-type="float">
            <text:p/>
          </table:table-cell>
          <table:table-cell table:style-name="ce23" table:formula="of:=[.D14]*[.$F$6]+[.$F$8]" office:value-type="float" office:value="187.789473684211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14]*[.$N$5]+[.$N$7]" office:value-type="float" office:value="22.0606060606061" calcext:value-type="float">
            <text:p/>
          </table:table-cell>
          <table:table-cell table:style-name="ce23" table:formula="of:=[.L14]*[.$N$6]+[.$N$8]" office:value-type="float" office:value="159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11" table:formula="of:=[.C15]*[.$F$5]+[.$F$7]" office:value-type="float" office:value="22.3684210526316" calcext:value-type="float">
            <text:p/>
          </table:table-cell>
          <table:table-cell table:style-name="ce23" table:formula="of:=[.D15]*[.$F$6]+[.$F$8]" office:value-type="float" office:value="195.526315789474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5" table:formula="of:=[.K15]*[.$N$5]+[.$N$7]" office:value-type="float" office:value="23.2121212121212" calcext:value-type="float">
            <text:p/>
          </table:table-cell>
          <table:table-cell table:style-name="ce26" table:formula="of:=[.L15]*[.$N$6]+[.$N$8]" office:value-type="float" office:value="16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1" table:formula="of:=[.C16]*[.$F$5]+[.$F$7]" office:value-type="float" office:value="23.2894736842105" calcext:value-type="float">
            <text:p/>
          </table:table-cell>
          <table:table-cell table:style-name="ce23" table:formula="of:=[.D16]*[.$F$6]+[.$F$8]" office:value-type="float" office:value="199.947368421053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formula="of:=[.K16]*[.$N$5]+[.$N$7]" office:value-type="float" office:value="24.3636363636364" calcext:value-type="float">
            <text:p/>
          </table:table-cell>
          <table:table-cell table:style-name="ce23" table:formula="of:=[.L16]*[.$N$6]+[.$N$8]" office:value-type="float" office:value="160.285714285714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C17]*[.$F$5]+[.$F$7]" office:value-type="float" office:value="24.2105263157895" calcext:value-type="float">
            <text:p/>
          </table:table-cell>
          <table:table-cell table:style-name="ce23" table:formula="of:=[.D17]*[.$F$6]+[.$F$8]" office:value-type="float" office:value="204.368421052632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formula="of:=[.K17]*[.$N$5]+[.$N$7]" office:value-type="float" office:value="25.5151515151515" calcext:value-type="float">
            <text:p/>
          </table:table-cell>
          <table:table-cell table:style-name="ce23" table:formula="of:=[.L17]*[.$N$6]+[.$N$8]" office:value-type="float" office:value="160.285714285714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C18]*[.$F$5]+[.$F$7]" office:value-type="float" office:value="24.6710526315789" calcext:value-type="float">
            <text:p/>
          </table:table-cell>
          <table:table-cell table:style-name="ce23" table:formula="of:=[.D18]*[.$F$6]+[.$F$8]" office:value-type="float" office:value="208.236842105263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18]*[.$N$5]+[.$N$7]" office:value-type="float" office:value="27.8181818181818" calcext:value-type="float">
            <text:p/>
          </table:table-cell>
          <table:table-cell table:style-name="ce23" table:formula="of:=[.L18]*[.$N$6]+[.$N$8]" office:value-type="float" office:value="157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C19]*[.$F$5]+[.$F$7]" office:value-type="float" office:value="25.1315789473684" calcext:value-type="float">
            <text:p/>
          </table:table-cell>
          <table:table-cell table:style-name="ce23" table:formula="of:=[.D19]*[.$F$6]+[.$F$8]" office:value-type="float" office:value="209.894736842105" calcext:value-type="float">
            <text:p/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K19]*[.$N$5]+[.$N$7]" office:value-type="float" office:value="33" calcext:value-type="float">
            <text:p/>
          </table:table-cell>
          <table:table-cell table:style-name="ce23" table:formula="of:=[.L19]*[.$N$6]+[.$N$8]" office:value-type="float" office:value="156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4" table:formula="of:=[.C20]*[.$F$5]+[.$F$7]" office:value-type="float" office:value="25.5921052631579" calcext:value-type="float">
            <text:p/>
          </table:table-cell>
          <table:table-cell table:style-name="ce24" table:formula="of:=[.D20]*[.$F$6]+[.$F$8]" office:value-type="float" office:value="211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4" table:formula="of:=[.C21]*[.$F$5]+[.$F$7]" office:value-type="float" office:value="26.0526315789474" calcext:value-type="float">
            <text:p/>
          </table:table-cell>
          <table:table-cell table:style-name="ce24" table:formula="of:=[.D21]*[.$F$6]+[.$F$8]" office:value-type="float" office:value="211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C22]*[.$F$5]+[.$F$7]" office:value-type="float" office:value="26.5131578947368" calcext:value-type="float">
            <text:p/>
          </table:table-cell>
          <table:table-cell table:style-name="ce23" table:formula="of:=[.D22]*[.$F$6]+[.$F$8]" office:value-type="float" office:value="209.894736842105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C23]*[.$F$5]+[.$F$7]" office:value-type="float" office:value="26.9736842105263" calcext:value-type="float">
            <text:p/>
          </table:table-cell>
          <table:table-cell table:style-name="ce23" table:formula="of:=[.D23]*[.$F$6]+[.$F$8]" office:value-type="float" office:value="208.236842105263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11" table:formula="of:=[.C24]*[.$F$5]+[.$F$7]" office:value-type="float" office:value="27.4342105263158" calcext:value-type="float">
            <text:p/>
          </table:table-cell>
          <table:table-cell table:style-name="ce23" table:formula="of:=[.D24]*[.$F$6]+[.$F$8]" office:value-type="float" office:value="206.578947368421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C25]*[.$F$5]+[.$F$7]" office:value-type="float" office:value="27.8947368421053" calcext:value-type="float">
            <text:p/>
          </table:table-cell>
          <table:table-cell table:style-name="ce23" table:formula="of:=[.D25]*[.$F$6]+[.$F$8]" office:value-type="float" office:value="204.368421052632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[.C26]*[.$F$5]+[.$F$7]" office:value-type="float" office:value="28.8157894736842" calcext:value-type="float">
            <text:p/>
          </table:table-cell>
          <table:table-cell table:style-name="ce23" table:formula="of:=[.D26]*[.$F$6]+[.$F$8]" office:value-type="float" office:value="199.394736842105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1" table:formula="of:=[.C27]*[.$F$5]+[.$F$7]" office:value-type="float" office:value="29.7368421052632" calcext:value-type="float">
            <text:p/>
          </table:table-cell>
          <table:table-cell table:style-name="ce23" table:formula="of:=[.D27]*[.$F$6]+[.$F$8]" office:value-type="float" office:value="197.184210526316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1" table:formula="of:=[.C28]*[.$F$5]+[.$F$7]" office:value-type="float" office:value="30.6578947368421" calcext:value-type="float">
            <text:p/>
          </table:table-cell>
          <table:table-cell table:style-name="ce23" table:formula="of:=[.D28]*[.$F$6]+[.$F$8]" office:value-type="float" office:value="194.421052631579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3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1.4" calcext:value-type="float">
            <text:p>1.4</text:p>
          </table:table-cell>
          <table:table-cell table:style-name="ce7"/>
          <table:table-cell table:style-name="ce6" table:formula="of:=[.C29]*[.$F$5]+[.$F$7]" office:value-type="float" office:value="32.5" calcext:value-type="float">
            <text:p/>
          </table:table-cell>
          <table:table-cell table:style-name="ce25" table:formula="of:=[.D29]*[.$F$6]+[.$F$8]" office:value-type="float" office:value="190.552631578947" calcext:value-type="float">
            <text:p/>
          </table:table-cell>
          <table:table-cell table:number-columns-repeated="2"/>
          <table:table-cell table:style-name="ce3"/>
          <table:table-cell table:style-name="ce7" table:number-columns-repeated="3"/>
          <table:table-cell table:style-name="ce6"/>
          <table:table-cell table:style-name="ce25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_2</text:p>
          </table:table-cell>
          <table:table-cell table:style-name="ce5" office:value-type="string" calcext:value-type="string">
            <text:p>15,35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2-10)/(21.5)" office:value-type="float" office:value="1.02325581395349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15,35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29-5)/19.8" office:value-type="float" office:value="1.21212121212121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186-181)/(0.6)" office:value-type="float" office:value="8.33333333333333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76-173)/(0.6)" office:value-type="float" office:value="5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X38:.X56])-MIN([.X38:.X56])" office:value-type="float" office:value="42.5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81" calcext:value-type="float">
            <text:p>181</text:p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38:.O56])-MIN([.O38:.O56])" office:value-type="float" office:value="3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73" calcext:value-type="float">
            <text:p>173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4"/>
          <table:table-cell office:value-type="string" calcext:value-type="string">
            <text:p>15,35 MHz</text:p>
          </table:table-cell>
          <table:table-cell office:value-type="string" calcext:value-type="string">
            <text:p>messwerte ohne hintergrund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C38]*[.$F$32]+[.$F$34]" office:value-type="float" office:value="10" calcext:value-type="float">
            <text:p/>
          </table:table-cell>
          <table:table-cell table:style-name="ce23" table:formula="of:=[.D38]*[.$F$33]+[.$F$35]" office:value-type="float" office:value="181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N34]" office:value-type="float" office:value="5" calcext:value-type="float">
            <text:p/>
          </table:table-cell>
          <table:table-cell table:style-name="ce23" table:formula="of:=[.N35]" office:value-type="float" office:value="173" calcext:value-type="float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10" calcext:value-type="float">
            <text:p/>
          </table:table-cell>
          <table:table-cell table:style-name="ce23" table:formula="of:=[.F35]" office:value-type="float" office:value="181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C39]*[.$F$32]+[.$F$34]" office:value-type="float" office:value="14.093023255814" calcext:value-type="float">
            <text:p/>
          </table:table-cell>
          <table:table-cell table:style-name="ce23" table:formula="of:=[.D39]*[.$F$33]+[.$F$35]" office:value-type="float" office:value="181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39]*[.$N$32]+[.$N$34]" office:value-type="float" office:value="9.84848484848485" calcext:value-type="float">
            <text:p/>
          </table:table-cell>
          <table:table-cell table:style-name="ce23" table:formula="of:=[.L39]*[.$N$33]+[.$N$35]" office:value-type="float" office:value="173" calcext:value-type="float">
            <text:p/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T39]*[.$F$32]+[.$F$34]" office:value-type="float" office:value="12.046511627907" calcext:value-type="float">
            <text:p/>
          </table:table-cell>
          <table:table-cell table:style-name="ce23" table:formula="of:=[.U39]*[.$F$33]+[.$F$35]" office:value-type="float" office:value="182.666666666667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C40]*[.$F$32]+[.$F$34]" office:value-type="float" office:value="17.1627906976744" calcext:value-type="float">
            <text:p/>
          </table:table-cell>
          <table:table-cell table:style-name="ce23" table:formula="of:=[.D40]*[.$F$33]+[.$F$35]" office:value-type="float" office:value="183.5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40]*[.$N$32]+[.$N$34]" office:value-type="float" office:value="13.4848484848485" calcext:value-type="float">
            <text:p/>
          </table:table-cell>
          <table:table-cell table:style-name="ce23" table:formula="of:=[.L40]*[.$N$33]+[.$N$35]" office:value-type="float" office:value="174" calcext:value-type="float">
            <text:p/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T40]*[.$F$32]+[.$F$34]" office:value-type="float" office:value="14.093023255814" calcext:value-type="float">
            <text:p/>
          </table:table-cell>
          <table:table-cell table:style-name="ce23" table:formula="of:=[.U40]*[.$F$33]+[.$F$35]" office:value-type="float" office:value="183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C41]*[.$F$32]+[.$F$34]" office:value-type="float" office:value="18.1860465116279" calcext:value-type="float">
            <text:p/>
          </table:table-cell>
          <table:table-cell table:style-name="ce23" table:formula="of:=[.D41]*[.$F$33]+[.$F$35]" office:value-type="float" office:value="185.166666666667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41]*[.$N$32]+[.$N$34]" office:value-type="float" office:value="15.9090909090909" calcext:value-type="float">
            <text:p/>
          </table:table-cell>
          <table:table-cell table:style-name="ce23" table:formula="of:=[.L41]*[.$N$33]+[.$N$35]" office:value-type="float" office:value="175.5" calcext:value-type="float">
            <text:p/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T41]*[.$F$32]+[.$F$34]" office:value-type="float" office:value="16.1395348837209" calcext:value-type="float">
            <text:p/>
          </table:table-cell>
          <table:table-cell table:style-name="ce23" table:formula="of:=[.U41]*[.$F$33]+[.$F$35]" office:value-type="float" office:value="188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C42]*[.$F$32]+[.$F$34]" office:value-type="float" office:value="19.2093023255814" calcext:value-type="float">
            <text:p/>
          </table:table-cell>
          <table:table-cell table:style-name="ce26" table:formula="of:=[.D42]*[.$F$33]+[.$F$35]" office:value-type="float" office:value="186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K42]*[.$N$32]+[.$N$34]" office:value-type="float" office:value="17.1212121212121" calcext:value-type="float">
            <text:p/>
          </table:table-cell>
          <table:table-cell table:style-name="ce26" table:formula="of:=[.L42]*[.$N$33]+[.$N$35]" office:value-type="float" office:value="176" calcext:value-type="float">
            <text:p/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11" table:formula="of:=[.T42]*[.$F$32]+[.$F$34]" office:value-type="float" office:value="18.1860465116279" calcext:value-type="float">
            <text:p/>
          </table:table-cell>
          <table:table-cell table:style-name="ce23" table:formula="of:=[.U42]*[.$F$33]+[.$F$35]" office:value-type="float" office:value="200.166666666667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C43]*[.$F$32]+[.$F$34]" office:value-type="float" office:value="20.2325581395349" calcext:value-type="float">
            <text:p/>
          </table:table-cell>
          <table:table-cell table:style-name="ce26" table:formula="of:=[.D43]*[.$F$33]+[.$F$35]" office:value-type="float" office:value="186" calcext:value-type="float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43]*[.$N$32]+[.$N$34]" office:value-type="float" office:value="18.3333333333333" calcext:value-type="float">
            <text:p/>
          </table:table-cell>
          <table:table-cell table:style-name="ce23" table:formula="of:=[.L43]*[.$N$33]+[.$N$35]" office:value-type="float" office:value="175.5" calcext:value-type="float">
            <text:p/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1" table:formula="of:=[.T43]*[.$F$32]+[.$F$34]" office:value-type="float" office:value="19.2093023255814" calcext:value-type="float">
            <text:p/>
          </table:table-cell>
          <table:table-cell table:style-name="ce23" table:formula="of:=[.U43]*[.$F$33]+[.$F$35]" office:value-type="float" office:value="206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C44]*[.$F$32]+[.$F$34]" office:value-type="float" office:value="21.2558139534884" calcext:value-type="float">
            <text:p/>
          </table:table-cell>
          <table:table-cell table:style-name="ce23" table:formula="of:=[.D44]*[.$F$33]+[.$F$35]" office:value-type="float" office:value="185.166666666667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K44]*[.$N$32]+[.$N$34]" office:value-type="float" office:value="19.5454545454545" calcext:value-type="float">
            <text:p/>
          </table:table-cell>
          <table:table-cell table:style-name="ce23" table:formula="of:=[.L44]*[.$N$33]+[.$N$35]" office:value-type="float" office:value="175" calcext:value-type="float">
            <text:p/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T44]*[.$F$32]+[.$F$34]" office:value-type="float" office:value="20.2325581395349" calcext:value-type="float">
            <text:p/>
          </table:table-cell>
          <table:table-cell table:style-name="ce23" table:formula="of:=[.U44]*[.$F$33]+[.$F$35]" office:value-type="float" office:value="213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C45]*[.$F$32]+[.$F$34]" office:value-type="float" office:value="22.2790697674419" calcext:value-type="float">
            <text:p/>
          </table:table-cell>
          <table:table-cell table:style-name="ce23" table:formula="of:=[.D45]*[.$F$33]+[.$F$35]" office:value-type="float" office:value="184.333333333333" calcext:value-type="float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45]*[.$N$32]+[.$N$34]" office:value-type="float" office:value="20.7575757575758" calcext:value-type="float">
            <text:p/>
          </table:table-cell>
          <table:table-cell table:style-name="ce23" table:formula="of:=[.L45]*[.$N$33]+[.$N$35]" office:value-type="float" office:value="174" calcext:value-type="float">
            <text:p/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T45]*[.$F$32]+[.$F$34]" office:value-type="float" office:value="20.7441860465116" calcext:value-type="float">
            <text:p/>
          </table:table-cell>
          <table:table-cell table:style-name="ce23" table:formula="of:=[.U45]*[.$F$33]+[.$F$35]" office:value-type="float" office:value="219.3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46]*[.$F$32]+[.$F$34]" office:value-type="float" office:value="24.3255813953488" calcext:value-type="float">
            <text:p/>
          </table:table-cell>
          <table:table-cell table:style-name="ce23" table:formula="of:=[.D46]*[.$F$33]+[.$F$35]" office:value-type="float" office:value="181.833333333333" calcext:value-type="float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46]*[.$N$32]+[.$N$34]" office:value-type="float" office:value="24.3939393939394" calcext:value-type="float">
            <text:p/>
          </table:table-cell>
          <table:table-cell table:style-name="ce23" table:formula="of:=[.L46]*[.$N$33]+[.$N$35]" office:value-type="float" office:value="173" calcext:value-type="float">
            <text:p/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T46]*[.$F$32]+[.$F$34]" office:value-type="float" office:value="21.2558139534884" calcext:value-type="float">
            <text:p/>
          </table:table-cell>
          <table:table-cell table:style-name="ce23" table:formula="of:=[.U46]*[.$F$33]+[.$F$35]" office:value-type="float" office:value="221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C47]*[.$F$32]+[.$F$34]" office:value-type="float" office:value="27.3953488372093" calcext:value-type="float">
            <text:p/>
          </table:table-cell>
          <table:table-cell table:style-name="ce23" table:formula="of:=[.D47]*[.$F$33]+[.$F$35]" office:value-type="float" office:value="181" calcext:value-type="float">
            <text:p/>
          </table:table-cell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47]*[.$N$32]+[.$N$34]" office:value-type="float" office:value="29" calcext:value-type="float">
            <text:p/>
          </table:table-cell>
          <table:table-cell table:style-name="ce23" table:formula="of:=[.L47]*[.$N$33]+[.$N$35]" office:value-type="float" office:value="173" calcext:value-type="float">
            <text:p/>
          </table:table-cell>
          <table:table-cell table:number-columns-repeated="4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1" table:formula="of:=[.T47]*[.$F$32]+[.$F$34]" office:value-type="float" office:value="21.7674418604651" calcext:value-type="float">
            <text:p/>
          </table:table-cell>
          <table:table-cell table:style-name="ce23" table:formula="of:=[.U47]*[.$F$33]+[.$F$35]" office:value-type="float" office:value="223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21.5" calcext:value-type="float">
            <text:p>21.5</text:p>
          </table:table-cell>
          <table:table-cell office:value-type="float" office:value="-0.1" calcext:value-type="float">
            <text:p>-0.1</text:p>
          </table:table-cell>
          <table:table-cell/>
          <table:table-cell table:style-name="ce11" table:formula="of:=[.C48]*[.$F$32]+[.$F$34]" office:value-type="float" office:value="32" calcext:value-type="float">
            <text:p/>
          </table:table-cell>
          <table:table-cell table:style-name="ce23" table:formula="of:=[.D48]*[.$F$33]+[.$F$35]" office:value-type="float" office:value="180.166666666667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1" table:formula="of:=[.T48]*[.$F$32]+[.$F$34]" office:value-type="float" office:value="22.2790697674419" calcext:value-type="float">
            <text:p/>
          </table:table-cell>
          <table:table-cell table:style-name="ce23" table:formula="of:=[.U48]*[.$F$33]+[.$F$35]" office:value-type="float" office:value="223.5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T49]*[.$F$32]+[.$F$34]" office:value-type="float" office:value="22.7906976744186" calcext:value-type="float">
            <text:p/>
          </table:table-cell>
          <table:table-cell table:style-name="ce23" table:formula="of:=[.U49]*[.$F$33]+[.$F$35]" office:value-type="float" office:value="221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T50]*[.$F$32]+[.$F$34]" office:value-type="float" office:value="23.3023255813954" calcext:value-type="float">
            <text:p/>
          </table:table-cell>
          <table:table-cell table:style-name="ce23" table:formula="of:=[.U50]*[.$F$33]+[.$F$35]" office:value-type="float" office:value="219.3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11" table:formula="of:=[.T51]*[.$F$32]+[.$F$34]" office:value-type="float" office:value="23.8139534883721" calcext:value-type="float">
            <text:p/>
          </table:table-cell>
          <table:table-cell table:style-name="ce23" table:formula="of:=[.U51]*[.$F$33]+[.$F$35]" office:value-type="float" office:value="216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T52]*[.$F$32]+[.$F$34]" office:value-type="float" office:value="24.3255813953488" calcext:value-type="float">
            <text:p/>
          </table:table-cell>
          <table:table-cell table:style-name="ce23" table:formula="of:=[.U52]*[.$F$33]+[.$F$35]" office:value-type="float" office:value="213.5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[.T53]*[.$F$32]+[.$F$34]" office:value-type="float" office:value="25.3488372093023" calcext:value-type="float">
            <text:p/>
          </table:table-cell>
          <table:table-cell table:style-name="ce23" table:formula="of:=[.U53]*[.$F$33]+[.$F$35]" office:value-type="float" office:value="206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1" table:formula="of:=[.T54]*[.$F$32]+[.$F$34]" office:value-type="float" office:value="26.3720930232558" calcext:value-type="float">
            <text:p/>
          </table:table-cell>
          <table:table-cell table:style-name="ce23" table:formula="of:=[.U54]*[.$F$33]+[.$F$35]" office:value-type="float" office:value="202.666666666667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1" table:formula="of:=[.T55]*[.$F$32]+[.$F$34]" office:value-type="float" office:value="27.3953488372093" calcext:value-type="float">
            <text:p/>
          </table:table-cell>
          <table:table-cell table:style-name="ce23" table:formula="of:=[.U55]*[.$F$33]+[.$F$35]" office:value-type="float" office:value="198.5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22"/>
          <table:table-cell table:number-columns-repeated="2"/>
          <table:table-cell table:style-name="ce3"/>
          <table:table-cell table:style-name="ce7" table:number-columns-repeated="3"/>
          <table:table-cell table:style-name="ce6"/>
          <table:table-cell table:style-name="ce25"/>
          <table:table-cell table:number-columns-repeated="4"/>
          <table:table-cell table:style-name="ce7" office:value-type="float" office:value="21.5" calcext:value-type="float">
            <text:p>21.5</text:p>
          </table:table-cell>
          <table:table-cell table:style-name="ce7" office:value-type="float" office:value="1.4" calcext:value-type="float">
            <text:p>1.4</text:p>
          </table:table-cell>
          <table:table-cell table:style-name="ce7"/>
          <table:table-cell table:style-name="ce6" table:formula="of:=[.T56]*[.$F$32]+[.$F$34]" office:value-type="float" office:value="32" calcext:value-type="float">
            <text:p/>
          </table:table-cell>
          <table:table-cell table:style-name="ce25" table:formula="of:=[.U56]*[.$F$33]+[.$F$35]" office:value-type="float" office:value="192.666666666667" calcext:value-type="float">
            <text:p/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_4</text:p>
          </table:table-cell>
          <table:table-cell table:style-name="ce5" office:value-type="string" calcext:value-type="string">
            <text:p>24,44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41-23)/(17.5)" office:value-type="float" office:value="1.02857142857143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3</text:p>
          </table:table-cell>
          <table:table-cell table:style-name="ce5" office:value-type="string" calcext:value-type="string">
            <text:p>24,44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9-17)/16.8" office:value-type="float" office:value="1.30952380952381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191-177)/(1.8)" office:value-type="float" office:value="7.77777777777778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265-205)/7" office:value-type="float" office:value="8.57142857142857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23" calcext:value-type="float">
            <text:p>23</text:p>
          </table:table-cell>
          <table:table-cell table:style-name="ce21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17" calcext:value-type="float">
            <text:p>17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65:.G83])-MIN([.G65:.G83])" office:value-type="float" office:value="14.777777777777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77" calcext:value-type="float">
            <text:p>177</text:p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65:.O84])-MIN([.O65:.O84])" office:value-type="float" office:value="60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205" calcext:value-type="float">
            <text:p>205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61]" office:value-type="float" office:value="23" calcext:value-type="float">
            <text:p/>
          </table:table-cell>
          <table:table-cell table:style-name="ce23" table:formula="of:=[.F62]" office:value-type="float" office:value="177" calcext:value-type="float"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1" table:formula="of:=[.N61]" office:value-type="float" office:value="17" calcext:value-type="float">
            <text:p/>
          </table:table-cell>
          <table:table-cell table:style-name="ce23" table:formula="of:=[.L65]*[.$N$60]+[.$N$62]" office:value-type="float" office:value="21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66]*[.$F$59]+[.$F$61]" office:value-type="float" office:value="25.0571428571429" calcext:value-type="float">
            <text:p/>
          </table:table-cell>
          <table:table-cell table:style-name="ce23" table:formula="of:=[.D66]*[.$F$60]+[.$F$62]" office:value-type="float" office:value="177.777777777778" calcext:value-type="float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66]*[.$N$59]+[.$N$61]" office:value-type="float" office:value="18.3095238095238" calcext:value-type="float">
            <text:p/>
          </table:table-cell>
          <table:table-cell table:style-name="ce23" table:formula="of:=[.L66]*[.$N$60]+[.$N$62]" office:value-type="float" office:value="20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1" table:formula="of:=[.C67]*[.$F$59]+[.$F$61]" office:value-type="float" office:value="27.1142857142857" calcext:value-type="float">
            <text:p/>
          </table:table-cell>
          <table:table-cell table:style-name="ce23" table:formula="of:=[.D67]*[.$F$60]+[.$F$62]" office:value-type="float" office:value="182.444444444444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67]*[.$N$59]+[.$N$61]" office:value-type="float" office:value="19.6190476190476" calcext:value-type="float">
            <text:p/>
          </table:table-cell>
          <table:table-cell table:style-name="ce23" table:formula="of:=[.L67]*[.$N$60]+[.$N$62]" office:value-type="float" office:value="20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C68]*[.$F$59]+[.$F$61]" office:value-type="float" office:value="28.1428571428571" calcext:value-type="float">
            <text:p/>
          </table:table-cell>
          <table:table-cell table:style-name="ce23" table:formula="of:=[.D68]*[.$F$60]+[.$F$62]" office:value-type="float" office:value="184" calcext:value-type="float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68]*[.$N$59]+[.$N$61]" office:value-type="float" office:value="20.9285714285714" calcext:value-type="float">
            <text:p/>
          </table:table-cell>
          <table:table-cell table:style-name="ce23" table:formula="of:=[.L68]*[.$N$60]+[.$N$62]" office:value-type="float" office:value="207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1" table:formula="of:=[.C69]*[.$F$59]+[.$F$61]" office:value-type="float" office:value="29.1714285714286" calcext:value-type="float">
            <text:p/>
          </table:table-cell>
          <table:table-cell table:style-name="ce23" table:formula="of:=[.D69]*[.$F$60]+[.$F$62]" office:value-type="float" office:value="187.888888888889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K69]*[.$N$59]+[.$N$61]" office:value-type="float" office:value="22.2380952380952" calcext:value-type="float">
            <text:p/>
          </table:table-cell>
          <table:table-cell table:style-name="ce23" table:formula="of:=[.L69]*[.$N$60]+[.$N$62]" office:value-type="float" office:value="212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1" table:formula="of:=[.C70]*[.$F$59]+[.$F$61]" office:value-type="float" office:value="29.6857142857143" calcext:value-type="float">
            <text:p/>
          </table:table-cell>
          <table:table-cell table:style-name="ce23" table:formula="of:=[.D70]*[.$F$60]+[.$F$62]" office:value-type="float" office:value="189.444444444444" calcext:value-type="float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1" table:formula="of:=[.K70]*[.$N$59]+[.$N$61]" office:value-type="float" office:value="23.547619047619" calcext:value-type="float">
            <text:p/>
          </table:table-cell>
          <table:table-cell table:style-name="ce23" table:formula="of:=[.L70]*[.$N$60]+[.$N$62]" office:value-type="float" office:value="218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11" table:formula="of:=[.C71]*[.$F$59]+[.$F$61]" office:value-type="float" office:value="30.2" calcext:value-type="float">
            <text:p/>
          </table:table-cell>
          <table:table-cell table:style-name="ce23" table:formula="of:=[.D71]*[.$F$60]+[.$F$62]" office:value-type="float" office:value="190.222222222222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1" table:formula="of:=[.K71]*[.$N$59]+[.$N$61]" office:value-type="float" office:value="24.8571428571429" calcext:value-type="float">
            <text:p/>
          </table:table-cell>
          <table:table-cell table:style-name="ce23" table:formula="of:=[.L71]*[.$N$60]+[.$N$62]" office:value-type="float" office:value="2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7.5" calcext:value-type="float">
            <text:p>7.5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5" table:formula="of:=[.C72]*[.$F$59]+[.$F$61]" office:value-type="float" office:value="30.7142857142857" calcext:value-type="float">
            <text:p/>
          </table:table-cell>
          <table:table-cell table:style-name="ce26" table:formula="of:=[.D72]*[.$F$60]+[.$F$62]" office:value-type="float" office:value="191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1" table:formula="of:=[.K72]*[.$N$59]+[.$N$61]" office:value-type="float" office:value="26.1666666666667" calcext:value-type="float">
            <text:p/>
          </table:table-cell>
          <table:table-cell table:style-name="ce23" table:formula="of:=[.L72]*[.$N$60]+[.$N$62]" office:value-type="float" office:value="243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5" table:formula="of:=[.C73]*[.$F$59]+[.$F$61]" office:value-type="float" office:value="31.2285714285714" calcext:value-type="float">
            <text:p/>
          </table:table-cell>
          <table:table-cell table:style-name="ce26" table:formula="of:=[.D73]*[.$F$60]+[.$F$62]" office:value-type="float" office:value="191" calcext:value-type="float">
            <text:p/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.4" calcext:value-type="float">
            <text:p>5.4</text:p>
          </table:table-cell>
          <table:table-cell/>
          <table:table-cell table:style-name="ce11" table:formula="of:=[.K73]*[.$N$59]+[.$N$61]" office:value-type="float" office:value="26.8214285714286" calcext:value-type="float">
            <text:p/>
          </table:table-cell>
          <table:table-cell table:style-name="ce23" table:formula="of:=[.L73]*[.$N$60]+[.$N$62]" office:value-type="float" office:value="251.285714285714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1" table:formula="of:=[.C74]*[.$F$59]+[.$F$61]" office:value-type="float" office:value="32.2571428571428" calcext:value-type="float">
            <text:p/>
          </table:table-cell>
          <table:table-cell table:style-name="ce23" table:formula="of:=[.D74]*[.$F$60]+[.$F$62]" office:value-type="float" office:value="187.888888888889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ce11" table:formula="of:=[.K74]*[.$N$59]+[.$N$61]" office:value-type="float" office:value="27.4761904761905" calcext:value-type="float">
            <text:p/>
          </table:table-cell>
          <table:table-cell table:style-name="ce23" table:formula="of:=[.L74]*[.$N$60]+[.$N$62]" office:value-type="float" office:value="25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[.C75]*[.$F$59]+[.$F$61]" office:value-type="float" office:value="33.2857142857143" calcext:value-type="float">
            <text:p/>
          </table:table-cell>
          <table:table-cell table:style-name="ce23" table:formula="of:=[.D75]*[.$F$60]+[.$F$62]" office:value-type="float" office:value="184.777777777778" calcext:value-type="float">
            <text:p/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6.9" calcext:value-type="float">
            <text:p>6.9</text:p>
          </table:table-cell>
          <table:table-cell/>
          <table:table-cell table:style-name="ce11" table:formula="of:=[.K75]*[.$N$59]+[.$N$61]" office:value-type="float" office:value="28.1309523809524" calcext:value-type="float">
            <text:p/>
          </table:table-cell>
          <table:table-cell table:style-name="ce23" table:formula="of:=[.L75]*[.$N$60]+[.$N$62]" office:value-type="float" office:value="264.14285714285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C76]*[.$F$59]+[.$F$61]" office:value-type="float" office:value="34.3142857142857" calcext:value-type="float">
            <text:p/>
          </table:table-cell>
          <table:table-cell table:style-name="ce23" table:formula="of:=[.D76]*[.$F$60]+[.$F$62]" office:value-type="float" office:value="183.222222222222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table:formula="of:=[.K76]*[.$N$59]+[.$N$61]" office:value-type="float" office:value="28.7857142857143" calcext:value-type="float">
            <text:p/>
          </table:table-cell>
          <table:table-cell table:style-name="ce26" table:formula="of:=[.L76]*[.$N$60]+[.$N$62]" office:value-type="float" office:value="26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C77]*[.$F$59]+[.$F$61]" office:value-type="float" office:value="36.3714285714286" calcext:value-type="float">
            <text:p/>
          </table:table-cell>
          <table:table-cell table:style-name="ce23" table:formula="of:=[.D77]*[.$F$60]+[.$F$62]" office:value-type="float" office:value="179.333333333333" calcext:value-type="float">
            <text:p/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/>
          <table:table-cell table:style-name="ce11" table:formula="of:=[.K77]*[.$N$59]+[.$N$61]" office:value-type="float" office:value="29.4404761904762" calcext:value-type="float">
            <text:p/>
          </table:table-cell>
          <table:table-cell table:style-name="ce23" table:formula="of:=[.L77]*[.$N$60]+[.$N$62]" office:value-type="float" office:value="264.14285714285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78]*[.$F$59]+[.$F$61]" office:value-type="float" office:value="38.4285714285714" calcext:value-type="float">
            <text:p/>
          </table:table-cell>
          <table:table-cell table:style-name="ce23" table:formula="of:=[.D78]*[.$F$60]+[.$F$62]" office:value-type="float" office:value="177.777777777778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ce11" table:formula="of:=[.K78]*[.$N$59]+[.$N$61]" office:value-type="float" office:value="30.0952380952381" calcext:value-type="float">
            <text:p/>
          </table:table-cell>
          <table:table-cell table:style-name="ce23" table:formula="of:=[.L78]*[.$N$60]+[.$N$62]" office:value-type="float" office:value="260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7.5" calcext:value-type="float">
            <text:p>17.5</text:p>
          </table:table-cell>
          <table:table-cell office:value-type="float" office:value="-0.1" calcext:value-type="float">
            <text:p>-0.1</text:p>
          </table:table-cell>
          <table:table-cell/>
          <table:table-cell table:style-name="ce11" table:formula="of:=[.C79]*[.$F$59]+[.$F$61]" office:value-type="float" office:value="41" calcext:value-type="float">
            <text:p/>
          </table:table-cell>
          <table:table-cell table:style-name="ce23" table:formula="of:=[.D79]*[.$F$60]+[.$F$62]" office:value-type="float" office:value="176.222222222222" calcext:value-type="float">
            <text:p/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ce11" table:formula="of:=[.K79]*[.$N$59]+[.$N$61]" office:value-type="float" office:value="30.75" calcext:value-type="float">
            <text:p/>
          </table:table-cell>
          <table:table-cell table:style-name="ce23" table:formula="of:=[.L79]*[.$N$60]+[.$N$62]" office:value-type="float" office:value="253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style-name="ce23"/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K80]*[.$N$59]+[.$N$61]" office:value-type="float" office:value="31.4047619047619" calcext:value-type="float">
            <text:p/>
          </table:table-cell>
          <table:table-cell table:style-name="ce23" table:formula="of:=[.L80]*[.$N$60]+[.$N$62]" office:value-type="float" office:value="244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style-name="ce23"/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1" table:formula="of:=[.K81]*[.$N$59]+[.$N$61]" office:value-type="float" office:value="32.0595238095238" calcext:value-type="float">
            <text:p/>
          </table:table-cell>
          <table:table-cell table:style-name="ce23" table:formula="of:=[.L81]*[.$N$60]+[.$N$62]" office:value-type="float" office:value="237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style-name="ce23"/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1" table:formula="of:=[.K82]*[.$N$59]+[.$N$61]" office:value-type="float" office:value="34.0238095238095" calcext:value-type="float">
            <text:p/>
          </table:table-cell>
          <table:table-cell table:style-name="ce23" table:formula="of:=[.L82]*[.$N$60]+[.$N$62]" office:value-type="float" office:value="226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6"/>
          <table:table-cell table:style-name="ce25"/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1" table:formula="of:=[.K83]*[.$N$59]+[.$N$61]" office:value-type="float" office:value="35.3333333333333" calcext:value-type="float">
            <text:p/>
          </table:table-cell>
          <table:table-cell table:style-name="ce23" table:formula="of:=[.L83]*[.$N$60]+[.$N$62]" office:value-type="float" office:value="217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8" office:value-type="float" office:value="14.5" calcext:value-type="float">
            <text:p>14.5</text:p>
          </table:table-cell>
          <table:table-cell table:style-name="ce8" office:value-type="float" office:value="1.1" calcext:value-type="float">
            <text:p>1.1</text:p>
          </table:table-cell>
          <table:table-cell table:style-name="ce8"/>
          <table:table-cell table:style-name="ce12" table:formula="of:=[.K84]*[.$N$59]+[.$N$61]" office:value-type="float" office:value="35.9880952380952" calcext:value-type="float">
            <text:p/>
          </table:table-cell>
          <table:table-cell table:style-name="ce23" table:formula="of:=[.L84]*[.$N$60]+[.$N$62]" office:value-type="float" office:value="214.428571428571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/>
          <table:table-cell table:style-name="ce7" office:value-type="float" office:value="16.8" calcext:value-type="float">
            <text:p>16.8</text:p>
          </table:table-cell>
          <table:table-cell table:style-name="ce7" office:value-type="float" office:value="1.1" calcext:value-type="float">
            <text:p>1.1</text:p>
          </table:table-cell>
          <table:table-cell table:style-name="ce7"/>
          <table:table-cell table:style-name="ce6" table:formula="of:=[.K85]*[.$N$59]+[.$N$61]" office:value-type="float" office:value="39" calcext:value-type="float">
            <text:p/>
          </table:table-cell>
          <table:table-cell table:style-name="ce25" table:formula="of:=[.L85]*[.$N$60]+[.$N$62]" office:value-type="float" office:value="214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u_3</text:p>
          </table:table-cell>
          <table:table-cell table:style-name="ce5" office:value-type="string" calcext:value-type="string">
            <text:p>3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45-24)/19.6" office:value-type="float" office:value="1.07142857142857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250-222)/4.1" office:value-type="float" office:value="6.82926829268293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24" calcext:value-type="float">
            <text:p>24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92:.G112])-MIN([.G92:.G112])" office:value-type="float" office:value="2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222" calcext:value-type="float">
            <text:p>222</text:p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2"/>
          <table:table-cell table:style-name="ce1" office:value-type="string" calcext:value-type="string">
            <text:p>Nu_4</text:p>
          </table:table-cell>
          <table:table-cell table:style-name="ce5" office:value-type="string" calcext:value-type="string">
            <text:p>3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47-26)/19.5" office:value-type="float" office:value="1.07692307692308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92-181)/1.6" office:value-type="float" office:value="6.875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88]" office:value-type="float" office:value="24" calcext:value-type="float">
            <text:p/>
          </table:table-cell>
          <table:table-cell table:style-name="ce23" table:formula="of:=[.F89]" office:value-type="float" office:value="222" calcext:value-type="float">
            <text:p/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26" calcext:value-type="float">
            <text:p>26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93]*[.$F$86]+[.$F$88]" office:value-type="float" office:value="26.1428571428571" calcext:value-type="float">
            <text:p/>
          </table:table-cell>
          <table:table-cell table:style-name="ce23" table:formula="of:=[.D93]*[.$F$87]+[.$F$89]" office:value-type="float" office:value="222.682926829268" calcext:value-type="float">
            <text:p/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96:.O114])-MIN([.O96:.O114])" office:value-type="float" office:value="11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81" calcext:value-type="float">
            <text:p>181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C94]*[.$F$86]+[.$F$88]" office:value-type="float" office:value="28.2857142857143" calcext:value-type="float">
            <text:p/>
          </table:table-cell>
          <table:table-cell table:style-name="ce23" table:formula="of:=[.D94]*[.$F$87]+[.$F$89]" office:value-type="float" office:value="223.365853658537" calcext:value-type="float">
            <text:p/>
          </table:table-cell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C95]*[.$F$86]+[.$F$88]" office:value-type="float" office:value="30.4285714285714" calcext:value-type="float">
            <text:p/>
          </table:table-cell>
          <table:table-cell table:style-name="ce23" table:formula="of:=[.D95]*[.$F$87]+[.$F$89]" office:value-type="float" office:value="225.414634146341" calcext:value-type="float">
            <text:p/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1" table:formula="of:=[.C96]*[.$F$86]+[.$F$88]" office:value-type="float" office:value="31.5" calcext:value-type="float">
            <text:p/>
          </table:table-cell>
          <table:table-cell table:style-name="ce23" table:formula="of:=[.D96]*[.$F$87]+[.$F$89]" office:value-type="float" office:value="226.780487804878" calcext:value-type="float"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N92]" office:value-type="float" office:value="26" calcext:value-type="float">
            <text:p/>
          </table:table-cell>
          <table:table-cell table:style-name="ce23" table:formula="of:=[.L96]*[.$N$91]+[.$N$93]" office:value-type="float" office:value="181.68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table:formula="of:=[.C97]*[.$F$86]+[.$F$88]" office:value-type="float" office:value="32.5714285714286" calcext:value-type="float">
            <text:p/>
          </table:table-cell>
          <table:table-cell table:style-name="ce23" table:formula="of:=[.D97]*[.$F$87]+[.$F$89]" office:value-type="float" office:value="229.512195121951" calcext:value-type="float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97]*[.$N$90]+[.$N$92]" office:value-type="float" office:value="27.0769230769231" calcext:value-type="float">
            <text:p/>
          </table:table-cell>
          <table:table-cell table:style-name="ce23" table:formula="of:=[.L97]*[.$N$91]+[.$N$93]" office:value-type="float" office:value="18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formula="of:=[.C98]*[.$F$86]+[.$F$88]" office:value-type="float" office:value="33.1071428571429" calcext:value-type="float">
            <text:p/>
          </table:table-cell>
          <table:table-cell table:style-name="ce23" table:formula="of:=[.D98]*[.$F$87]+[.$F$89]" office:value-type="float" office:value="232.243902439024" calcext:value-type="float">
            <text:p/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K98]*[.$N$90]+[.$N$92]" office:value-type="float" office:value="27.6153846153846" calcext:value-type="float">
            <text:p/>
          </table:table-cell>
          <table:table-cell table:style-name="ce23" table:formula="of:=[.L98]*[.$N$91]+[.$N$93]" office:value-type="float" office:value="181.68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/>
          <table:table-cell table:style-name="ce11" table:formula="of:=[.C99]*[.$F$86]+[.$F$88]" office:value-type="float" office:value="33.6428571428571" calcext:value-type="float">
            <text:p/>
          </table:table-cell>
          <table:table-cell table:style-name="ce23" table:formula="of:=[.D99]*[.$F$87]+[.$F$89]" office:value-type="float" office:value="237.024390243902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99]*[.$N$90]+[.$N$92]" office:value-type="float" office:value="28.1538461538461" calcext:value-type="float">
            <text:p/>
          </table:table-cell>
          <table:table-cell table:style-name="ce23" table:formula="of:=[.L99]*[.$N$91]+[.$N$93]" office:value-type="float" office:value="183.06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1" table:formula="of:=[.C100]*[.$F$86]+[.$F$88]" office:value-type="float" office:value="34.7142857142857" calcext:value-type="float">
            <text:p/>
          </table:table-cell>
          <table:table-cell table:style-name="ce23" table:formula="of:=[.D100]*[.$F$87]+[.$F$89]" office:value-type="float" office:value="241.121951219512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formula="of:=[.K100]*[.$N$90]+[.$N$92]" office:value-type="float" office:value="30.3076923076923" calcext:value-type="float">
            <text:p/>
          </table:table-cell>
          <table:table-cell table:style-name="ce23" table:formula="of:=[.L100]*[.$N$91]+[.$N$93]" office:value-type="float" office:value="185.1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11" table:formula="of:=[.C101]*[.$F$86]+[.$F$88]" office:value-type="float" office:value="35.25" calcext:value-type="float">
            <text:p/>
          </table:table-cell>
          <table:table-cell table:style-name="ce23" table:formula="of:=[.D101]*[.$F$87]+[.$F$89]" office:value-type="float" office:value="244.536585365854" calcext:value-type="float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101]*[.$N$90]+[.$N$92]" office:value-type="float" office:value="31.3846153846154" calcext:value-type="float">
            <text:p/>
          </table:table-cell>
          <table:table-cell table:style-name="ce23" table:formula="of:=[.L101]*[.$N$91]+[.$N$93]" office:value-type="float" office:value="184.43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1" table:formula="of:=[.C102]*[.$F$86]+[.$F$88]" office:value-type="float" office:value="35.7857142857143" calcext:value-type="float">
            <text:p/>
          </table:table-cell>
          <table:table-cell table:style-name="ce23" table:formula="of:=[.D102]*[.$F$87]+[.$F$89]" office:value-type="float" office:value="246.585365853659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K102]*[.$N$90]+[.$N$92]" office:value-type="float" office:value="32.4615384615385" calcext:value-type="float">
            <text:p/>
          </table:table-cell>
          <table:table-cell table:style-name="ce23" table:formula="of:=[.L102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[.C103]*[.$F$86]+[.$F$88]" office:value-type="float" office:value="36.8571428571429" calcext:value-type="float">
            <text:p/>
          </table:table-cell>
          <table:table-cell table:style-name="ce23" table:formula="of:=[.D103]*[.$F$87]+[.$F$89]" office:value-type="float" office:value="249.317073170732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formula="of:=[.K103]*[.$N$90]+[.$N$92]" office:value-type="float" office:value="33.5384615384615" calcext:value-type="float">
            <text:p/>
          </table:table-cell>
          <table:table-cell table:style-name="ce23" table:formula="of:=[.L103]*[.$N$91]+[.$N$93]" office:value-type="float" office:value="189.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.5" calcext:value-type="float">
            <text:p>12.5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15" table:formula="of:=[.C104]*[.$F$86]+[.$F$88]" office:value-type="float" office:value="37.3928571428571" calcext:value-type="float">
            <text:p/>
          </table:table-cell>
          <table:table-cell table:style-name="ce26" table:formula="of:=[.D104]*[.$F$87]+[.$F$89]" office:value-type="float" office:value="250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formula="of:=[.K104]*[.$N$90]+[.$N$92]" office:value-type="float" office:value="34.6153846153846" calcext:value-type="float">
            <text:p/>
          </table:table-cell>
          <table:table-cell table:style-name="ce23" table:formula="of:=[.L104]*[.$N$91]+[.$N$93]" office:value-type="float" office:value="191.31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[.C105]*[.$F$86]+[.$F$88]" office:value-type="float" office:value="37.9285714285714" calcext:value-type="float">
            <text:p/>
          </table:table-cell>
          <table:table-cell table:style-name="ce23" table:formula="of:=[.D105]*[.$F$87]+[.$F$89]" office:value-type="float" office:value="249.317073170732" calcext:value-type="float">
            <text:p/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5" table:formula="of:=[.K105]*[.$N$90]+[.$N$92]" office:value-type="float" office:value="35.1538461538462" calcext:value-type="float">
            <text:p/>
          </table:table-cell>
          <table:table-cell table:style-name="ce26" table:formula="of:=[.L105]*[.$N$91]+[.$N$93]" office:value-type="float" office:value="192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11" table:formula="of:=[.C106]*[.$F$86]+[.$F$88]" office:value-type="float" office:value="39" calcext:value-type="float">
            <text:p/>
          </table:table-cell>
          <table:table-cell table:style-name="ce23" table:formula="of:=[.D106]*[.$F$87]+[.$F$89]" office:value-type="float" office:value="245.90243902439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5" table:formula="of:=[.K106]*[.$N$90]+[.$N$92]" office:value-type="float" office:value="35.6923076923077" calcext:value-type="float">
            <text:p/>
          </table:table-cell>
          <table:table-cell table:style-name="ce26" table:formula="of:=[.L106]*[.$N$91]+[.$N$93]" office:value-type="float" office:value="192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1" table:formula="of:=[.C107]*[.$F$86]+[.$F$88]" office:value-type="float" office:value="40.0714285714286" calcext:value-type="float">
            <text:p/>
          </table:table-cell>
          <table:table-cell table:style-name="ce23" table:formula="of:=[.D107]*[.$F$87]+[.$F$89]" office:value-type="float" office:value="241.121951219512" calcext:value-type="float">
            <text:p/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formula="of:=[.K107]*[.$N$90]+[.$N$92]" office:value-type="float" office:value="36.2307692307692" calcext:value-type="float">
            <text:p/>
          </table:table-cell>
          <table:table-cell table:style-name="ce23" table:formula="of:=[.L107]*[.$N$91]+[.$N$93]" office:value-type="float" office:value="191.31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.5" calcext:value-type="float">
            <text:p>15.5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1" table:formula="of:=[.C108]*[.$F$86]+[.$F$88]" office:value-type="float" office:value="40.6071428571429" calcext:value-type="float">
            <text:p/>
          </table:table-cell>
          <table:table-cell table:style-name="ce23" table:formula="of:=[.D108]*[.$F$87]+[.$F$89]" office:value-type="float" office:value="236.341463414634" calcext:value-type="float">
            <text:p/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K108]*[.$N$90]+[.$N$92]" office:value-type="float" office:value="38.3846153846154" calcext:value-type="float">
            <text:p/>
          </table:table-cell>
          <table:table-cell table:style-name="ce23" table:formula="of:=[.L108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.7" calcext:value-type="float">
            <text:p>1.7</text:p>
          </table:table-cell>
          <table:table-cell table:style-name="ce8"/>
          <table:table-cell table:style-name="ce12" table:formula="of:=[.C109]*[.$F$86]+[.$F$88]" office:value-type="float" office:value="41.1428571428571" calcext:value-type="float">
            <text:p/>
          </table:table-cell>
          <table:table-cell table:style-name="ce23" table:formula="of:=[.D109]*[.$F$87]+[.$F$89]" office:value-type="float" office:value="233.609756097561" calcext:value-type="float">
            <text:p/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K109]*[.$N$90]+[.$N$92]" office:value-type="float" office:value="39.4615384615385" calcext:value-type="float">
            <text:p/>
          </table:table-cell>
          <table:table-cell table:style-name="ce23" table:formula="of:=[.L109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2" table:formula="of:=[.C110]*[.$F$86]+[.$F$88]" office:value-type="float" office:value="42.2142857142857" calcext:value-type="float">
            <text:p/>
          </table:table-cell>
          <table:table-cell table:style-name="ce23" table:formula="of:=[.D110]*[.$F$87]+[.$F$89]" office:value-type="float" office:value="230.878048780488" calcext:value-type="float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K110]*[.$N$90]+[.$N$92]" office:value-type="float" office:value="42.1538461538462" calcext:value-type="float">
            <text:p/>
          </table:table-cell>
          <table:table-cell table:style-name="ce23" table:formula="of:=[.L110]*[.$N$91]+[.$N$93]" office:value-type="float" office:value="183.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2" table:formula="of:=[.C111]*[.$F$86]+[.$F$88]" office:value-type="float" office:value="44.3571428571429" calcext:value-type="float">
            <text:p/>
          </table:table-cell>
          <table:table-cell table:style-name="ce23" table:formula="of:=[.D111]*[.$F$87]+[.$F$89]" office:value-type="float" office:value="226.780487804878" calcext:value-type="float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111]*[.$N$90]+[.$N$92]" office:value-type="float" office:value="44.3076923076923" calcext:value-type="float">
            <text:p/>
          </table:table-cell>
          <table:table-cell table:style-name="ce23" table:formula="of:=[.L111]*[.$N$91]+[.$N$93]" office:value-type="float" office:value="183.06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office:value-type="float" office:value="19.6" calcext:value-type="float">
            <text:p>19.6</text:p>
          </table:table-cell>
          <table:table-cell table:style-name="ce7" office:value-type="float" office:value="0.6" calcext:value-type="float">
            <text:p>0.6</text:p>
          </table:table-cell>
          <table:table-cell table:style-name="ce7"/>
          <table:table-cell table:style-name="ce6" table:formula="of:=[.C112]*[.$F$86]+[.$F$88]" office:value-type="float" office:value="45" calcext:value-type="float">
            <text:p/>
          </table:table-cell>
          <table:table-cell table:style-name="ce25" table:formula="of:=[.D112]*[.$F$87]+[.$F$89]" office:value-type="float" office:value="226.09756097561" calcext:value-type="float">
            <text:p/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112]*[.$N$90]+[.$N$92]" office:value-type="float" office:value="47" calcext:value-type="float">
            <text:p/>
          </table:table-cell>
          <table:table-cell table:style-name="ce23" table:formula="of:=[.L112]*[.$N$91]+[.$N$93]" office:value-type="float" office:value="182.37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5" table:number-columns-repeated="4"/>
          <table:table-cell table:style-name="ce30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8"/>
          <table:table-cell/>
          <table:table-cell table:style-name="ce8" table:number-columns-repeated="2"/>
          <table:table-cell table:style-name="ce12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x y-&gt;x</text:p>
          </table:table-cell>
          <table:table-cell/>
          <table:table-cell office:value-type="string" calcext:value-type="string">
            <text:p>Average/V</text:p>
          </table:table-cell>
          <table:table-cell office:value-type="string" calcext:value-type="string">
            <text:p>I_spule/A</text:p>
          </table:table-cell>
          <table:table-cell office:value-type="string" calcext:value-type="string">
            <text:p>Bparallel/T</text:p>
          </table:table-cell>
          <table:table-cell office:value-type="string" calcext:value-type="string">
            <text:p>Beff</text:p>
          </table:table-cell>
          <table:table-cell office:value-type="string" calcext:value-type="string">
            <text:p>lande</text:p>
          </table:table-cell>
          <table:table-cell/>
          <table:table-cell office:value-type="string" calcext:value-type="string">
            <text:p>Average/V</text:p>
          </table:table-cell>
          <table:table-cell table:style-name="Default" office:value-type="string" calcext:value-type="string">
            <text:p>I_spule</text:p>
          </table:table-cell>
          <table:table-cell office:value-type="string" calcext:value-type="string">
            <text:p>Bnotparallel</text:p>
          </table:table-cell>
          <table:table-cell office:value-type="string" calcext:value-type="string">
            <text:p>Beff</text:p>
          </table:table-cell>
          <table:table-cell office:value-type="string" calcext:value-type="string">
            <text:p>lande</text:p>
          </table:table-cell>
          <table:table-cell office:value-type="string" calcext:value-type="string">
            <text:p>Erdmagnetfel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office:value-type="float" office:value="15.35" calcext:value-type="float">
            <text:p>15.35</text:p>
          </table:table-cell>
          <table:table-cell table:style-name="ce4" table:formula="of:=[.F42]" office:value-type="float" office:value="19.2093023255814" calcext:value-type="float">
            <text:p/>
          </table:table-cell>
          <table:table-cell table:style-name="ce9" table:formula="of:=AVERAGE([.B117:.B118])" office:value-type="float" office:value="19.7209302325581" calcext:value-type="float">
            <text:p/>
          </table:table-cell>
          <table:table-cell table:formula="of:=[.C117]/[.$F$130]" office:value-type="float" office:value="0.394418604651163" calcext:value-type="float">
            <text:p/>
          </table:table-cell>
          <table:table-cell table:style-name="ce13" table:formula="of:=[.D117]*[.$C$133]" office:value-type="float" office:value="0.000553256895190275" calcext:value-type="float">
            <text:p/>
          </table:table-cell>
          <table:table-cell table:formula="of:=[.E117]-[.N117]" office:value-type="float" office:value="0.000516790259141874" calcext:value-type="float">
            <text:p/>
          </table:table-cell>
          <table:table-cell table:formula="of:=[.$A$117]*1000000/[.F117]*[.$C$138]" office:value-type="float" office:value="2.12216134997823" calcext:value-type="float">
            <text:p/>
          </table:table-cell>
          <table:table-cell table:style-name="ce4" table:formula="of:=[.N42]" office:value-type="float" office:value="17.1212121212121" calcext:value-type="float">
            <text:p/>
          </table:table-cell>
          <table:table-cell table:style-name="ce9" table:formula="of:=AVERAGE([.H117:.H118])" office:value-type="float" office:value="17.1212121212121" calcext:value-type="float">
            <text:p/>
          </table:table-cell>
          <table:table-cell table:style-name="Default" table:formula="of:=[.I117]/[.$F$130]" office:value-type="float" office:value="0.342424242424242" calcext:value-type="float">
            <text:p/>
          </table:table-cell>
          <table:table-cell table:style-name="ce13" table:formula="of:=[.J117]*[.$C$133]" office:value-type="float" office:value="0.000480323623093473" calcext:value-type="float">
            <text:p/>
          </table:table-cell>
          <table:table-cell table:formula="of:=[.K117]+[.N117]" office:value-type="float" office:value="0.000516790259141874" calcext:value-type="float">
            <text:p/>
          </table:table-cell>
          <table:table-cell table:formula="of:=[.$A$117]*1000000/[.L117]*[.$C$138]" office:value-type="float" office:value="2.12216134997823" calcext:value-type="float">
            <text:p/>
          </table:table-cell>
          <table:table-cell table:style-name="ce2" table:formula="of:=([.E117]-[.K117])/2" office:value-type="float" office:value="0.0000364666360484013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 table:formula="of:=[.F43]" office:value-type="float" office:value="20.2325581395349" calcext:value-type="float">
            <text:p/>
          </table:table-cell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F20]" office:value-type="float" office:value="25.5921052631579" calcext:value-type="float">
            <text:p/>
          </table:table-cell>
          <table:table-cell table:style-name="ce9" table:formula="of:=AVERAGE([.B120:.B121])" office:value-type="float" office:value="25.8223684210526" calcext:value-type="float">
            <text:p/>
          </table:table-cell>
          <table:table-cell table:formula="of:=[.C120]/[.$F$130]" office:value-type="float" office:value="0.516447368421053" calcext:value-type="float">
            <text:p/>
          </table:table-cell>
          <table:table-cell table:style-name="ce13" table:formula="of:=[.D120]*[.$C$133]" office:value-type="float" office:value="0.000724428473232208" calcext:value-type="float">
            <text:p/>
          </table:table-cell>
          <table:table-cell table:formula="of:=[.E120]-[.N120]" office:value-type="float" office:value="0.000687814143952033" calcext:value-type="float">
            <text:p/>
          </table:table-cell>
          <table:table-cell table:formula="of:=[.$A$120]*1000000/[.F120]*[.$C$138]" office:value-type="float" office:value="2.07751052852366" calcext:value-type="float">
            <text:p/>
          </table:table-cell>
          <table:table-cell table:style-name="ce4" table:formula="of:=[.N15]" office:value-type="float" office:value="23.2121212121212" calcext:value-type="float">
            <text:p/>
          </table:table-cell>
          <table:table-cell table:style-name="ce9" table:formula="of:=AVERAGE([.H120:.H121])" office:value-type="float" office:value="23.2121212121212" calcext:value-type="float">
            <text:p/>
          </table:table-cell>
          <table:table-cell table:style-name="Default" table:formula="of:=[.I120]/[.$F$130]" office:value-type="float" office:value="0.464242424242424" calcext:value-type="float">
            <text:p/>
          </table:table-cell>
          <table:table-cell table:style-name="ce13" table:formula="of:=[.J120]*[.$C$133]" office:value-type="float" office:value="0.000651199814671859" calcext:value-type="float">
            <text:p/>
          </table:table-cell>
          <table:table-cell table:formula="of:=[.K120]+[.N120]" office:value-type="float" office:value="0.000687814143952033" calcext:value-type="float">
            <text:p/>
          </table:table-cell>
          <table:table-cell table:formula="of:=[.$A$120]*1000000/[.L120]*[.$C$138]" office:value-type="float" office:value="2.07751052852366" calcext:value-type="float">
            <text:p/>
          </table:table-cell>
          <table:table-cell table:style-name="ce2" table:formula="of:=([.E120]-[.K120])/2" office:value-type="float" office:value="0.0000366143292801749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 table:formula="of:=[.F21]" office:value-type="float" office:value="26.0526315789474" calcext:value-type="float">
            <text:p/>
          </table:table-cell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24.44" calcext:value-type="float">
            <text:p>24.44</text:p>
          </table:table-cell>
          <table:table-cell table:style-name="ce4" table:formula="of:=[.F72]" office:value-type="float" office:value="30.7142857142857" calcext:value-type="float">
            <text:p/>
          </table:table-cell>
          <table:table-cell table:style-name="ce9" table:formula="of:=AVERAGE([.B123:.B124])" office:value-type="float" office:value="30.9714285714286" calcext:value-type="float">
            <text:p/>
          </table:table-cell>
          <table:table-cell table:formula="of:=[.C123]/[.$F$130]" office:value-type="float" office:value="0.619428571428571" calcext:value-type="float">
            <text:p/>
          </table:table-cell>
          <table:table-cell table:style-name="ce13" table:formula="of:=[.D123]*[.$C$133]" office:value-type="float" office:value="0.000868881751974701" calcext:value-type="float">
            <text:p/>
          </table:table-cell>
          <table:table-cell table:formula="of:=[.E123]-[.N123]" office:value-type="float" office:value="0.000838222409711756" calcext:value-type="float">
            <text:p/>
          </table:table-cell>
          <table:table-cell table:formula="of:=[.$A$123]*1000000/[.F123]*[.$C$138]" office:value-type="float" office:value="2.0831774901364" calcext:value-type="float">
            <text:p/>
          </table:table-cell>
          <table:table-cell table:style-name="ce4" table:formula="of:=[.N76]" office:value-type="float" office:value="28.7857142857143" calcext:value-type="float">
            <text:p/>
          </table:table-cell>
          <table:table-cell table:style-name="ce9" table:formula="of:=AVERAGE([.H123:.H124])" office:value-type="float" office:value="28.7857142857143" calcext:value-type="float">
            <text:p/>
          </table:table-cell>
          <table:table-cell table:style-name="Default" table:formula="of:=[.I123]/[.$F$130]" office:value-type="float" office:value="0.575714285714286" calcext:value-type="float">
            <text:p/>
          </table:table-cell>
          <table:table-cell table:style-name="ce13" table:formula="of:=[.J123]*[.$C$133]" office:value-type="float" office:value="0.000807563067448811" calcext:value-type="float">
            <text:p/>
          </table:table-cell>
          <table:table-cell table:formula="of:=[.K123]+[.N123]" office:value-type="float" office:value="0.000838222409711756" calcext:value-type="float">
            <text:p/>
          </table:table-cell>
          <table:table-cell table:formula="of:=[.$A$123]*1000000/[.L123]*[.$C$138]" office:value-type="float" office:value="2.0831774901364" calcext:value-type="float">
            <text:p/>
          </table:table-cell>
          <table:table-cell table:style-name="ce2" table:formula="of:=([.E123]-[.K123])/2" office:value-type="float" office:value="0.0000306593422629449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 table:formula="of:=[.F73]" office:value-type="float" office:value="31.2285714285714" calcext:value-type="float">
            <text:p/>
          </table:table-cell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F104]" office:value-type="float" office:value="37.3928571428571" calcext:value-type="float">
            <text:p/>
          </table:table-cell>
          <table:table-cell table:style-name="ce9" table:formula="of:=AVERAGE([.B126:.B127])" office:value-type="float" office:value="37.3928571428571" calcext:value-type="float">
            <text:p/>
          </table:table-cell>
          <table:table-cell table:formula="of:=[.C126]/[.$F$130]" office:value-type="float" office:value="0.747857142857143" calcext:value-type="float">
            <text:p/>
          </table:table-cell>
          <table:table-cell table:style-name="ce13" table:formula="of:=[.D126]*[.$C$133]" office:value-type="float" office:value="0.00104903043625174" calcext:value-type="float">
            <text:p/>
          </table:table-cell>
          <table:table-cell table:formula="of:=[.E126]-[.N126]" office:value-type="float" office:value="0.00102140003353363" calcext:value-type="float">
            <text:p/>
          </table:table-cell>
          <table:table-cell table:formula="of:=[.$A$126]*1000000/[.F126]*[.$C$138]" office:value-type="float" office:value="2.0985036403185" calcext:value-type="float">
            <text:p/>
          </table:table-cell>
          <table:table-cell table:style-name="ce4" table:formula="of:=[.N105]" office:value-type="float" office:value="35.1538461538462" calcext:value-type="float">
            <text:p/>
          </table:table-cell>
          <table:table-cell table:style-name="ce9" table:formula="of:=AVERAGE([.H126:.H127])" office:value-type="float" office:value="35.4230769230769" calcext:value-type="float">
            <text:p/>
          </table:table-cell>
          <table:table-cell table:style-name="Default" table:formula="of:=[.I126]/[.$F$130]" office:value-type="float" office:value="0.708461538461538" calcext:value-type="float">
            <text:p/>
          </table:table-cell>
          <table:table-cell table:style-name="ce13" table:formula="of:=[.J126]*[.$C$133]" office:value-type="float" office:value="0.000993769630815515" calcext:value-type="float">
            <text:p/>
          </table:table-cell>
          <table:table-cell table:formula="of:=[.K126]+[.N126]" office:value-type="float" office:value="0.00102140003353363" calcext:value-type="float">
            <text:p/>
          </table:table-cell>
          <table:table-cell table:formula="of:=[.$A$126]*1000000/[.L126]*[.$C$138]" office:value-type="float" office:value="2.0985036403185" calcext:value-type="float">
            <text:p/>
          </table:table-cell>
          <table:table-cell table:style-name="ce2" table:formula="of:=([.E126]-[.K126])/2" office:value-type="float" office:value="0.000027630402718114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9"/>
          <table:table-cell table:number-columns-repeated="2"/>
          <table:table-cell table:style-name="ce4" table:formula="of:=[.N106]" office:value-type="float" office:value="35.6923076923077" calcext:value-type="float">
            <text:p/>
          </table:table-cell>
          <table:table-cell table:style-name="ce9"/>
          <table:table-cell table:style-name="Default"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formula="of:=AVERAGE([.M117:.M126])" office:value-type="float" office:value="2.0953382522392" calcext:value-type="float">
            <text:p/>
          </table:table-cell>
          <table:table-cell table:style-name="ce28" table:formula="of:=AVERAGE([.N117:.N126])" office:value-type="float" office:value="0.0000328426775774088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helmholtz</text:p>
          </table:table-cell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 office:value-type="float" office:value="50" calcext:value-type="float">
            <text:p>50</text:p>
          </table:table-cell>
          <table:table-cell table:style-name="ce20" office:value-type="string" calcext:value-type="string">
            <text:p>Ohm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style-name="ce21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ultfaktor</text:p>
          </table:table-cell>
          <table:table-cell table:formula="of:=8/SQRT(125)*[.C132]/[.C131]*4*PI()*0.0000001" office:value-type="float" office:value="0.00140271500549421" calcext:value-type="float">
            <text:p/>
          </table:table-cell>
          <table:table-cell office:value-type="string" calcext:value-type="string">
            <text:p>T/A</text:p>
          </table:table-cell>
          <table:table-cell table:number-columns-repeated="2"/>
          <table:table-cell table:style-name="ce21"/>
          <table:table-cell office:value-type="string" calcext:value-type="string">
            <text:p>gnuplot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formula="of:=[.A117]" office:value-type="float" office:value="15.35" calcext:value-type="float">
            <text:p/>
          </table:table-cell>
          <table:table-cell table:style-name="ce27" table:formula="of:=[.F117]" office:value-type="float" office:value="0.000516790259141874" calcext:value-type="float">
            <text:p/>
          </table:table-cell>
          <table:table-cell table:style-name="Default"/>
          <table:table-cell table:formula="of:=[.H134]-[.$D$2]*0.001" office:value-type="float" office:value="14.798" calcext:value-type="float">
            <text:p/>
          </table:table-cell>
          <table:table-cell table:style-name="ce27" table:formula="of:=[.I134]*1000" office:value-type="float" office:value="0.516790259141874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lande</text:p>
          </table:table-cell>
          <table:table-cell table:number-columns-repeated="4"/>
          <table:table-cell table:style-name="ce21"/>
          <table:table-cell table:formula="of:=[.A120]" office:value-type="float" office:value="20" calcext:value-type="float">
            <text:p/>
          </table:table-cell>
          <table:table-cell table:style-name="ce27" table:formula="of:=[.F120]" office:value-type="float" office:value="0.000687814143952033" calcext:value-type="float">
            <text:p/>
          </table:table-cell>
          <table:table-cell table:style-name="Default"/>
          <table:table-cell table:formula="of:=[.H135]-[.$D$2]*0.001" office:value-type="float" office:value="19.448" calcext:value-type="float">
            <text:p/>
          </table:table-cell>
          <table:table-cell table:style-name="ce27" table:formula="of:=[.I135]*1000" office:value-type="float" office:value="0.687814143952033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10" office:value-type="float" office:value="6.626E-034" calcext:value-type="float">
            <text:p>6.626E-034</text:p>
          </table:table-cell>
          <table:table-cell office:value-type="string" calcext:value-type="string">
            <text:p>Js</text:p>
          </table:table-cell>
          <table:table-cell table:number-columns-repeated="2"/>
          <table:table-cell table:style-name="ce21"/>
          <table:table-cell table:formula="of:=[.A123]" office:value-type="float" office:value="24.44" calcext:value-type="float">
            <text:p/>
          </table:table-cell>
          <table:table-cell table:style-name="ce27" table:formula="of:=[.F123]" office:value-type="float" office:value="0.000838222409711756" calcext:value-type="float">
            <text:p/>
          </table:table-cell>
          <table:table-cell table:style-name="Default"/>
          <table:table-cell table:formula="of:=[.H136]-[.$D$2]*0.001" office:value-type="float" office:value="23.888" calcext:value-type="float">
            <text:p/>
          </table:table-cell>
          <table:table-cell table:style-name="ce27" table:formula="of:=[.I136]*1000" office:value-type="float" office:value="0.838222409711756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muB</text:p>
          </table:table-cell>
          <table:table-cell table:style-name="ce10" office:value-type="float" office:value="9.274E-024" calcext:value-type="float">
            <text:p>9.274E-024</text:p>
          </table:table-cell>
          <table:table-cell office:value-type="string" calcext:value-type="string">
            <text:p>J/T</text:p>
          </table:table-cell>
          <table:table-cell table:number-columns-repeated="2"/>
          <table:table-cell table:style-name="ce21"/>
          <table:table-cell table:formula="of:=[.A126]" office:value-type="float" office:value="30" calcext:value-type="float">
            <text:p/>
          </table:table-cell>
          <table:table-cell table:style-name="ce27" table:formula="of:=[.F126]" office:value-type="float" office:value="0.00102140003353363" calcext:value-type="float">
            <text:p/>
          </table:table-cell>
          <table:table-cell table:style-name="Default"/>
          <table:table-cell table:formula="of:=[.H137]-[.$D$2]*0.001" office:value-type="float" office:value="29.448" calcext:value-type="float">
            <text:p/>
          </table:table-cell>
          <table:table-cell table:style-name="ce27" table:formula="of:=[.I137]*1000" office:value-type="float" office:value="1.02140003353363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multfaktor</text:p>
          </table:table-cell>
          <table:table-cell table:formula="of:=[.C136]/[.C137]" office:value-type="float" office:value="0.0000000000714470562863921" calcext:value-type="float">
            <text:p/>
          </table:table-cell>
          <table:table-cell office:value-type="string" calcext:value-type="string">
            <text:p>Ts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22"/>
          <table:table-cell table:formula="of:=[.K134]*1000000" office:value-type="float" office:value="14798000" calcext:value-type="float">
            <text:p/>
          </table:table-cell>
          <table:table-cell table:formula="of:=[.I134]" office:value-type="float" office:value="0.000516790259141874" calcext:value-type="float">
            <text:p/>
          </table:table-cell>
          <table:table-cell table:style-name="Default" table:formula="of:=[.H139]/[.I139]*[.$C$138]" office:value-type="float" office:value="2.0458464923112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K135]*1000000" office:value-type="float" office:value="19448000" calcext:value-type="float">
            <text:p/>
          </table:table-cell>
          <table:table-cell table:formula="of:=[.I135]" office:value-type="float" office:value="0.000687814143952033" calcext:value-type="float">
            <text:p/>
          </table:table-cell>
          <table:table-cell table:style-name="Default" table:formula="of:=[.H140]/[.I140]*[.$C$138]" office:value-type="float" office:value="2.0201712379364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K136]*1000000" office:value-type="float" office:value="23888000" calcext:value-type="float">
            <text:p/>
          </table:table-cell>
          <table:table-cell table:formula="of:=[.I136]" office:value-type="float" office:value="0.000838222409711756" calcext:value-type="float">
            <text:p/>
          </table:table-cell>
          <table:table-cell table:style-name="Default" table:formula="of:=[.H141]/[.I141]*[.$C$138]" office:value-type="float" office:value="2.0361270001791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K137]*1000000" office:value-type="float" office:value="29448000" calcext:value-type="float">
            <text:p/>
          </table:table-cell>
          <table:table-cell table:formula="of:=[.I137]" office:value-type="float" office:value="0.00102140003353363" calcext:value-type="float">
            <text:p/>
          </table:table-cell>
          <table:table-cell table:style-name="Default" table:formula="of:=[.H142]/[.I142]*[.$C$138]" office:value-type="float" office:value="2.05989117333664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ergebnis</text:p>
          </table:table-cell>
          <table:table-cell/>
          <table:table-cell table:style-name="Default" office:value-type="string" calcext:value-type="string">
            <text:p>pm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office:value-type="float" office:value="0.0343133" calcext:value-type="float">
            <text:p>0.0343133</text:p>
          </table:table-cell>
          <table:table-cell table:style-name="ce29" office:value-type="percentage" office:value="0.01864" calcext:value-type="percentage">
            <text:p>0.01864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style-name="ce28" table:formula="of:=[.C138]/[.I145]*1000000000" office:value-type="float" office:value="2.08219717387695" calcext:value-type="float">
            <text:p/>
          </table:table-cell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latex</text:p>
          </table:table-cell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0 MHz</text:p>
          </table:table-cell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erdmagnetfel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ar</text:p>
          </table:table-cell>
          <table:table-cell office:value-type="string" calcext:value-type="string">
            <text:p>antipar</text:p>
          </table:table-cell>
          <table:table-cell office:value-type="string" calcext:value-type="string">
            <text:p>erd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table:formula="of:=[.F150]" office:value-type="float" office:value="0" calcext:value-type="float">
            <text:p/>
          </table:table-cell>
          <table:table-cell table:style-name="ce12" table:formula="of:=[.F151]" office:value-type="float" office:value="0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table:formula="of:=[.J150]" office:value-type="float" office:value="0" calcext:value-type="float">
            <text:p/>
          </table:table-cell>
          <table:table-cell table:style-name="ce12" table:formula="of:=[.J151]" office:value-type="float" office:value="0" calcext:value-type="float">
            <text:p/>
          </table:table-cell>
          <table:table-cell table:number-columns-repeated="2"/>
          <table:table-cell table:style-name="ce11" table:formula="of:=[.E117]*1000000" office:value-type="float" office:value="553.256895190275" calcext:value-type="float">
            <text:p/>
          </table:table-cell>
          <table:table-cell table:style-name="ce11" table:formula="of:=[.K117]*1000000" office:value-type="float" office:value="480.323623093473" calcext:value-type="float">
            <text:p/>
          </table:table-cell>
          <table:table-cell table:style-name="ce11" table:formula="of:=[.N117]*1000000" office:value-type="float" office:value="36.4666360484013" calcext:value-type="float">
            <text:p/>
          </table:table-cell>
          <table:table-cell/>
          <table:table-cell table:formula="of:=[.O154]-[.$O$158]" office:value-type="float" office:value="3.62395847099254" calcext:value-type="float">
            <text:p/>
          </table:table-cell>
          <table:table-cell table:formula="of:=[.Q154]^2" office:value-type="float" office:value="13.1330749994786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11" table:formula="of:=[.C155]*[.$F$5]+[.$F$7]" office:value-type="float" office:value="16.8421052631579" calcext:value-type="float">
            <text:p/>
          </table:table-cell>
          <table:table-cell table:style-name="ce12" table:formula="of:=[.D155]*[.$F$6]+[.$F$8]" office:value-type="float" office:value="183.921052631579" calcext:value-type="float">
            <text:p/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table:formula="of:=[.G155]*[.$N$5]+[.$N$7]" office:value-type="float" office:value="17.4545454545455" calcext:value-type="float">
            <text:p/>
          </table:table-cell>
          <table:table-cell table:style-name="ce12" table:formula="of:=[.H155]*[.$N$6]+[.$N$8]" office:value-type="float" office:value="156" calcext:value-type="float">
            <text:p/>
          </table:table-cell>
          <table:table-cell table:number-columns-repeated="2"/>
          <table:table-cell table:style-name="ce11" table:formula="of:=[.E120]*1000000" office:value-type="float" office:value="724.428473232208" calcext:value-type="float">
            <text:p/>
          </table:table-cell>
          <table:table-cell table:style-name="ce11" table:formula="of:=[.K120]*1000000" office:value-type="float" office:value="651.199814671859" calcext:value-type="float">
            <text:p/>
          </table:table-cell>
          <table:table-cell table:style-name="ce11" table:formula="of:=[.N120]*1000000" office:value-type="float" office:value="36.6143292801749" calcext:value-type="float">
            <text:p/>
          </table:table-cell>
          <table:table-cell/>
          <table:table-cell table:formula="of:=[.O155]-[.$O$158]" office:value-type="float" office:value="3.77165170276613" calcext:value-type="float">
            <text:p/>
          </table:table-cell>
          <table:table-cell table:formula="of:=[.Q155]^2" office:value-type="float" office:value="14.2253565669786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style-name="ce11" table:formula="of:=[.C156]*[.$F$5]+[.$F$7]" office:value-type="float" office:value="18.6842105263158" calcext:value-type="float">
            <text:p/>
          </table:table-cell>
          <table:table-cell table:style-name="ce12" table:formula="of:=[.D156]*[.$F$6]+[.$F$8]" office:value-type="float" office:value="184.473684210526" calcext:value-type="float">
            <text:p/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style-name="ce11" table:formula="of:=[.G156]*[.$N$5]+[.$N$7]" office:value-type="float" office:value="20.9090909090909" calcext:value-type="float">
            <text:p/>
          </table:table-cell>
          <table:table-cell table:style-name="ce12" table:formula="of:=[.H156]*[.$N$6]+[.$N$8]" office:value-type="float" office:value="158.142857142857" calcext:value-type="float">
            <text:p/>
          </table:table-cell>
          <table:table-cell table:number-columns-repeated="2"/>
          <table:table-cell table:style-name="ce11" table:formula="of:=[.E123]*1000000" office:value-type="float" office:value="868.881751974701" calcext:value-type="float">
            <text:p/>
          </table:table-cell>
          <table:table-cell table:style-name="ce11" table:formula="of:=[.K123]*1000000" office:value-type="float" office:value="807.563067448811" calcext:value-type="float">
            <text:p/>
          </table:table-cell>
          <table:table-cell table:style-name="ce11" table:formula="of:=[.N123]*1000000" office:value-type="float" office:value="30.6593422629449" calcext:value-type="float">
            <text:p/>
          </table:table-cell>
          <table:table-cell/>
          <table:table-cell table:formula="of:=[.O156]-[.$O$158]" office:value-type="float" office:value="-2.18333531446388" calcext:value-type="float">
            <text:p/>
          </table:table-cell>
          <table:table-cell table:formula="of:=[.Q156]^2" office:value-type="float" office:value="4.76695309538508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style-name="ce11" table:formula="of:=[.C157]*[.$F$5]+[.$F$7]" office:value-type="float" office:value="20.5263157894737" calcext:value-type="float">
            <text:p/>
          </table:table-cell>
          <table:table-cell table:style-name="ce12" table:formula="of:=[.D157]*[.$F$6]+[.$F$8]" office:value-type="float" office:value="187.789473684211" calcext:value-type="float">
            <text:p/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style-name="ce11" table:formula="of:=[.G157]*[.$N$5]+[.$N$7]" office:value-type="float" office:value="22.0606060606061" calcext:value-type="float">
            <text:p/>
          </table:table-cell>
          <table:table-cell table:style-name="ce12" table:formula="of:=[.H157]*[.$N$6]+[.$N$8]" office:value-type="float" office:value="159.571428571429" calcext:value-type="float">
            <text:p/>
          </table:table-cell>
          <table:table-cell table:number-columns-repeated="2"/>
          <table:table-cell table:style-name="ce11" table:formula="of:=[.E126]*1000000" office:value-type="float" office:value="1049.03043625174" calcext:value-type="float">
            <text:p/>
          </table:table-cell>
          <table:table-cell table:style-name="ce11" table:formula="of:=[.K126]*1000000" office:value-type="float" office:value="993.769630815515" calcext:value-type="float">
            <text:p/>
          </table:table-cell>
          <table:table-cell table:style-name="ce11" table:formula="of:=[.N126]*1000000" office:value-type="float" office:value="27.630402718114" calcext:value-type="float">
            <text:p/>
          </table:table-cell>
          <table:table-cell/>
          <table:table-cell table:formula="of:=[.O157]-[.$O$158]" office:value-type="float" office:value="-5.21227485929478" calcext:value-type="float">
            <text:p/>
          </table:table-cell>
          <table:table-cell table:formula="of:=[.Q157]^2" office:value-type="float" office:value="27.1678092088365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table:style-name="ce11" table:formula="of:=[.C158]*[.$F$5]+[.$F$7]" office:value-type="float" office:value="22.3684210526316" calcext:value-type="float">
            <text:p/>
          </table:table-cell>
          <table:table-cell table:style-name="ce12" table:formula="of:=[.D158]*[.$F$6]+[.$F$8]" office:value-type="float" office:value="195.526315789474" calcext:value-type="float">
            <text:p/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style-name="ce15" table:formula="of:=[.G158]*[.$N$5]+[.$N$7]" office:value-type="float" office:value="23.2121212121212" calcext:value-type="float">
            <text:p/>
          </table:table-cell>
          <table:table-cell table:style-name="ce19" table:formula="of:=[.H158]*[.$N$6]+[.$N$8]" office:value-type="float" office:value="161" calcext:value-type="float">
            <text:p/>
          </table:table-cell>
          <table:table-cell table:number-columns-repeated="3"/>
          <table:table-cell office:value-type="string" calcext:value-type="string">
            <text:p>mittelwert</text:p>
          </table:table-cell>
          <table:table-cell table:style-name="ce11" table:formula="of:=[.N129]*1000000" office:value-type="float" office:value="32.8426775774088" calcext:value-type="float">
            <text:p/>
          </table:table-cell>
          <table:table-cell table:number-columns-repeated="2"/>
          <table:table-cell table:formula="of:=SUM([.R154:.R157])" office:value-type="float" office:value="59.2931938706788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 table:style-name="ce11" table:formula="of:=[.C159]*[.$F$5]+[.$F$7]" office:value-type="float" office:value="23.2894736842105" calcext:value-type="float">
            <text:p/>
          </table:table-cell>
          <table:table-cell table:style-name="ce12" table:formula="of:=[.D159]*[.$F$6]+[.$F$8]" office:value-type="float" office:value="199.947368421053" calcext:value-type="float">
            <text:p/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11" table:formula="of:=[.G159]*[.$N$5]+[.$N$7]" office:value-type="float" office:value="24.3636363636364" calcext:value-type="float">
            <text:p/>
          </table:table-cell>
          <table:table-cell table:style-name="ce12" table:formula="of:=[.H159]*[.$N$6]+[.$N$8]" office:value-type="float" office:value="160.285714285714" calcext:value-type="float">
            <text:p/>
          </table:table-cell>
          <table:table-cell table:number-columns-repeated="3"/>
          <table:table-cell office:value-type="string" calcext:value-type="string">
            <text:p>delta</text:p>
          </table:table-cell>
          <table:table-cell table:formula="of:=0.25*[.R159]" office:value-type="float" office:value="1.92505184785175" calcext:value-type="float">
            <text:p/>
          </table:table-cell>
          <table:table-cell table:number-columns-repeated="2"/>
          <table:table-cell table:formula="of:=SQRT([.R158])" office:value-type="float" office:value="7.70020739140699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table:style-name="ce11" table:formula="of:=[.C160]*[.$F$5]+[.$F$7]" office:value-type="float" office:value="24.2105263157895" calcext:value-type="float">
            <text:p/>
          </table:table-cell>
          <table:table-cell table:style-name="ce12" table:formula="of:=[.D160]*[.$F$6]+[.$F$8]" office:value-type="float" office:value="204.368421052632" calcext:value-type="float">
            <text:p/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style-name="ce11" table:formula="of:=[.G160]*[.$N$5]+[.$N$7]" office:value-type="float" office:value="25.5151515151515" calcext:value-type="float">
            <text:p/>
          </table:table-cell>
          <table:table-cell table:style-name="ce12" table:formula="of:=[.H160]*[.$N$6]+[.$N$8]" office:value-type="float" office:value="160.285714285714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 table:style-name="ce11" table:formula="of:=[.C161]*[.$F$5]+[.$F$7]" office:value-type="float" office:value="24.6710526315789" calcext:value-type="float">
            <text:p/>
          </table:table-cell>
          <table:table-cell table:style-name="ce12" table:formula="of:=[.D161]*[.$F$6]+[.$F$8]" office:value-type="float" office:value="208.236842105263" calcext:value-type="float">
            <text:p/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11" table:formula="of:=[.G161]*[.$N$5]+[.$N$7]" office:value-type="float" office:value="27.8181818181818" calcext:value-type="float">
            <text:p/>
          </table:table-cell>
          <table:table-cell table:style-name="ce12" table:formula="of:=[.H161]*[.$N$6]+[.$N$8]" office:value-type="float" office:value="157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table:style-name="ce11" table:formula="of:=[.C162]*[.$F$5]+[.$F$7]" office:value-type="float" office:value="25.1315789473684" calcext:value-type="float">
            <text:p/>
          </table:table-cell>
          <table:table-cell table:style-name="ce12" table:formula="of:=[.D162]*[.$F$6]+[.$F$8]" office:value-type="float" office:value="209.894736842105" calcext:value-type="float">
            <text:p/>
          </table:table-cell>
          <table:table-cell table:style-name="ce11"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 table:style-name="ce11" table:formula="of:=[.G162]*[.$N$5]+[.$N$7]" office:value-type="float" office:value="33" calcext:value-type="float">
            <text:p/>
          </table:table-cell>
          <table:table-cell table:style-name="ce12" table:formula="of:=[.H162]*[.$N$6]+[.$N$8]" office:value-type="float" office:value="156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table:style-name="ce14" table:formula="of:=[.C163]*[.$F$5]+[.$F$7]" office:value-type="float" office:value="25.5921052631579" calcext:value-type="float">
            <text:p/>
          </table:table-cell>
          <table:table-cell table:style-name="ce18" table:formula="of:=[.D163]*[.$F$6]+[.$F$8]" office:value-type="float" office:value="211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 table:style-name="ce14" table:formula="of:=[.C164]*[.$F$5]+[.$F$7]" office:value-type="float" office:value="26.0526315789474" calcext:value-type="float">
            <text:p/>
          </table:table-cell>
          <table:table-cell table:style-name="ce18" table:formula="of:=[.D164]*[.$F$6]+[.$F$8]" office:value-type="float" office:value="211" calcext:value-type="float">
            <text:p/>
          </table:table-cell>
          <table:table-cell table:number-columns-repeated="3"/>
          <table:table-cell table:style-name="Default"/>
          <table:table-cell table:number-columns-repeated="2"/>
          <table:table-cell table:formula="of:=[.E127]" office:value-type="float" office:value="0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 table:style-name="ce11" table:formula="of:=[.C165]*[.$F$5]+[.$F$7]" office:value-type="float" office:value="26.5131578947368" calcext:value-type="float">
            <text:p/>
          </table:table-cell>
          <table:table-cell table:style-name="ce12" table:formula="of:=[.D165]*[.$F$6]+[.$F$8]" office:value-type="float" office:value="209.894736842105" calcext:value-type="float">
            <text:p/>
          </table:table-cell>
          <table:table-cell table:number-columns-repeated="3"/>
          <table:table-cell table:style-name="Default"/>
          <table:table-cell table:number-columns-repeated="2"/>
          <table:table-cell table:formula="of:=[.E128]" office:value-type="float" office:value="0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table:style-name="ce11" table:formula="of:=[.C166]*[.$F$5]+[.$F$7]" office:value-type="float" office:value="26.9736842105263" calcext:value-type="float">
            <text:p/>
          </table:table-cell>
          <table:table-cell table:style-name="ce12" table:formula="of:=[.D166]*[.$F$6]+[.$F$8]" office:value-type="float" office:value="208.236842105263" calcext:value-type="float">
            <text:p/>
          </table:table-cell>
          <table:table-cell table:number-columns-repeated="3"/>
          <table:table-cell table:style-name="Default"/>
          <table:table-cell table:number-columns-repeated="2"/>
          <table:table-cell table:formula="of:=[.E129]" office:value-type="float" office:value="0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 table:style-name="ce11" table:formula="of:=[.C167]*[.$F$5]+[.$F$7]" office:value-type="float" office:value="27.4342105263158" calcext:value-type="float">
            <text:p/>
          </table:table-cell>
          <table:table-cell table:style-name="ce12" table:formula="of:=[.D167]*[.$F$6]+[.$F$8]" office:value-type="float" office:value="206.578947368421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 table:style-name="ce11" table:formula="of:=[.C168]*[.$F$5]+[.$F$7]" office:value-type="float" office:value="27.8947368421053" calcext:value-type="float">
            <text:p/>
          </table:table-cell>
          <table:table-cell table:style-name="ce12" table:formula="of:=[.D168]*[.$F$6]+[.$F$8]" office:value-type="float" office:value="204.368421052632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1" table:formula="of:=[.C169]*[.$F$5]+[.$F$7]" office:value-type="float" office:value="28.8157894736842" calcext:value-type="float">
            <text:p/>
          </table:table-cell>
          <table:table-cell table:style-name="ce12" table:formula="of:=[.D169]*[.$F$6]+[.$F$8]" office:value-type="float" office:value="199.394736842105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 table:style-name="ce11" table:formula="of:=[.C170]*[.$F$5]+[.$F$7]" office:value-type="float" office:value="29.7368421052632" calcext:value-type="float">
            <text:p/>
          </table:table-cell>
          <table:table-cell table:style-name="ce12" table:formula="of:=[.D170]*[.$F$6]+[.$F$8]" office:value-type="float" office:value="197.184210526316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table:style-name="ce11" table:formula="of:=[.C171]*[.$F$5]+[.$F$7]" office:value-type="float" office:value="30.6578947368421" calcext:value-type="float">
            <text:p/>
          </table:table-cell>
          <table:table-cell table:style-name="ce12" table:formula="of:=[.D171]*[.$F$6]+[.$F$8]" office:value-type="float" office:value="194.421052631579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2" office:value-type="float" office:value="19" calcext:value-type="float">
            <text:p>19</text:p>
          </table:table-cell>
          <table:table-cell table:style-name="ce8" office:value-type="float" office:value="1.4" calcext:value-type="float">
            <text:p>1.4</text:p>
          </table:table-cell>
          <table:table-cell table:style-name="ce12" table:formula="of:=[.C172]*[.$F$5]+[.$F$7]" office:value-type="float" office:value="32.5" calcext:value-type="float">
            <text:p/>
          </table:table-cell>
          <table:table-cell table:style-name="ce12" table:formula="of:=[.D172]*[.$F$6]+[.$F$8]" office:value-type="float" office:value="190.552631578947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5,35 MHz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table:formula="of:=[.C177]*[.$F$32]+[.$F$34]" office:value-type="float" office:value="10" calcext:value-type="float">
            <text:p/>
          </table:table-cell>
          <table:table-cell table:style-name="ce12" table:formula="of:=[.D177]*[.$F$33]+[.$F$35]" office:value-type="float" office:value="181" calcext:value-type="float">
            <text:p/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N173]" office:value-type="float" office:value="0" calcext:value-type="float">
            <text:p/>
          </table:table-cell>
          <table:table-cell table:style-name="ce12" table:formula="of:=[.N174]" office:value-type="float" office:value="0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" table:formula="of:=[.C178]*[.$F$32]+[.$F$34]" office:value-type="float" office:value="14.093023255814" calcext:value-type="float">
            <text:p/>
          </table:table-cell>
          <table:table-cell table:style-name="ce12" table:formula="of:=[.D178]*[.$F$33]+[.$F$35]" office:value-type="float" office:value="181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G178]*[.$N$32]+[.$N$34]" office:value-type="float" office:value="9.84848484848485" calcext:value-type="float">
            <text:p/>
          </table:table-cell>
          <table:table-cell table:style-name="ce12" table:formula="of:=[.H178]*[.$N$33]+[.$N$35]" office:value-type="float" office:value="173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style-name="ce11" table:formula="of:=[.C179]*[.$F$32]+[.$F$34]" office:value-type="float" office:value="17.1627906976744" calcext:value-type="float">
            <text:p/>
          </table:table-cell>
          <table:table-cell table:style-name="ce12" table:formula="of:=[.D179]*[.$F$33]+[.$F$35]" office:value-type="float" office:value="183.5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G179]*[.$N$32]+[.$N$34]" office:value-type="float" office:value="13.4848484848485" calcext:value-type="float">
            <text:p/>
          </table:table-cell>
          <table:table-cell table:style-name="ce12" table:formula="of:=[.H179]*[.$N$33]+[.$N$35]" office:value-type="float" office:value="174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style-name="ce11" table:formula="of:=[.C180]*[.$F$32]+[.$F$34]" office:value-type="float" office:value="18.1860465116279" calcext:value-type="float">
            <text:p/>
          </table:table-cell>
          <table:table-cell table:style-name="ce12" table:formula="of:=[.D180]*[.$F$33]+[.$F$35]" office:value-type="float" office:value="185.166666666667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G180]*[.$N$32]+[.$N$34]" office:value-type="float" office:value="15.9090909090909" calcext:value-type="float">
            <text:p/>
          </table:table-cell>
          <table:table-cell table:style-name="ce12" table:formula="of:=[.H180]*[.$N$33]+[.$N$35]" office:value-type="float" office:value="175.5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15" table:formula="of:=[.C181]*[.$F$32]+[.$F$34]" office:value-type="float" office:value="19.2093023255814" calcext:value-type="float">
            <text:p/>
          </table:table-cell>
          <table:table-cell table:style-name="ce19" table:formula="of:=[.D181]*[.$F$33]+[.$F$35]" office:value-type="float" office:value="186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G181]*[.$N$32]+[.$N$34]" office:value-type="float" office:value="17.1212121212121" calcext:value-type="float">
            <text:p/>
          </table:table-cell>
          <table:table-cell table:style-name="ce19" table:formula="of:=[.H181]*[.$N$33]+[.$N$35]" office:value-type="float" office:value="176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style-name="ce15" table:formula="of:=[.C182]*[.$F$32]+[.$F$34]" office:value-type="float" office:value="20.2325581395349" calcext:value-type="float">
            <text:p/>
          </table:table-cell>
          <table:table-cell table:style-name="ce19" table:formula="of:=[.D182]*[.$F$33]+[.$F$35]" office:value-type="float" office:value="186" calcext:value-type="float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G182]*[.$N$32]+[.$N$34]" office:value-type="float" office:value="18.3333333333333" calcext:value-type="float">
            <text:p/>
          </table:table-cell>
          <table:table-cell table:style-name="ce12" table:formula="of:=[.H182]*[.$N$33]+[.$N$35]" office:value-type="float" office:value="175.5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style-name="ce11" table:formula="of:=[.C183]*[.$F$32]+[.$F$34]" office:value-type="float" office:value="21.2558139534884" calcext:value-type="float">
            <text:p/>
          </table:table-cell>
          <table:table-cell table:style-name="ce12" table:formula="of:=[.D183]*[.$F$33]+[.$F$35]" office:value-type="float" office:value="185.166666666667" calcext:value-type="float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G183]*[.$N$32]+[.$N$34]" office:value-type="float" office:value="19.5454545454545" calcext:value-type="float">
            <text:p/>
          </table:table-cell>
          <table:table-cell table:style-name="ce12" table:formula="of:=[.H183]*[.$N$33]+[.$N$35]" office:value-type="float" office:value="175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style-name="ce11" table:formula="of:=[.C184]*[.$F$32]+[.$F$34]" office:value-type="float" office:value="22.2790697674419" calcext:value-type="float">
            <text:p/>
          </table:table-cell>
          <table:table-cell table:style-name="ce12" table:formula="of:=[.D184]*[.$F$33]+[.$F$35]" office:value-type="float" office:value="184.333333333333" calcext:value-type="float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G184]*[.$N$32]+[.$N$34]" office:value-type="float" office:value="20.7575757575758" calcext:value-type="float">
            <text:p/>
          </table:table-cell>
          <table:table-cell table:style-name="ce12" table:formula="of:=[.H184]*[.$N$33]+[.$N$35]" office:value-type="float" office:value="174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style-name="ce11" table:formula="of:=[.C185]*[.$F$32]+[.$F$34]" office:value-type="float" office:value="24.3255813953488" calcext:value-type="float">
            <text:p/>
          </table:table-cell>
          <table:table-cell table:style-name="ce12" table:formula="of:=[.D185]*[.$F$33]+[.$F$35]" office:value-type="float" office:value="181.833333333333" calcext:value-type="float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G185]*[.$N$32]+[.$N$34]" office:value-type="float" office:value="24.3939393939394" calcext:value-type="float">
            <text:p/>
          </table:table-cell>
          <table:table-cell table:style-name="ce12" table:formula="of:=[.H185]*[.$N$33]+[.$N$35]" office:value-type="float" office:value="173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1" table:formula="of:=[.C186]*[.$F$32]+[.$F$34]" office:value-type="float" office:value="27.3953488372093" calcext:value-type="float">
            <text:p/>
          </table:table-cell>
          <table:table-cell table:style-name="ce12" table:formula="of:=[.D186]*[.$F$33]+[.$F$35]" office:value-type="float" office:value="181" calcext:value-type="float">
            <text:p/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G186]*[.$N$32]+[.$N$34]" office:value-type="float" office:value="29" calcext:value-type="float">
            <text:p/>
          </table:table-cell>
          <table:table-cell table:style-name="ce12" table:formula="of:=[.H186]*[.$N$33]+[.$N$35]" office:value-type="float" office:value="173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-0.1" calcext:value-type="float">
            <text:p>-0.1</text:p>
          </table:table-cell>
          <table:table-cell table:style-name="ce11" table:formula="of:=[.C187]*[.$F$32]+[.$F$34]" office:value-type="float" office:value="32" calcext:value-type="float">
            <text:p/>
          </table:table-cell>
          <table:table-cell table:style-name="ce12" table:formula="of:=[.D187]*[.$F$33]+[.$F$35]" office:value-type="float" office:value="180.166666666667" calcext:value-type="float">
            <text:p/>
          </table:table-cell>
          <table:table-cell table:number-columns-repeated="3"/>
          <table:table-cell table:style-name="ce8"/>
          <table:table-cell table:number-columns-repeated="3"/>
          <table:table-cell table:style-name="ce11"/>
          <table:table-cell table:style-name="ce23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4,44 MHz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F187]" office:value-type="float" office:value="180.166666666667" calcext:value-type="float">
            <text:p/>
          </table:table-cell>
          <table:table-cell table:style-name="ce12" table:formula="of:=[.F188]" office:value-type="float" office:value="0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table:formula="of:=[.N187]" office:value-type="float" office:value="0" calcext:value-type="float">
            <text:p/>
          </table:table-cell>
          <table:table-cell table:style-name="ce12" table:formula="of:=[.H191]*[.$N$60]+[.$N$62]" office:value-type="float" office:value="21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C192]*[.$F$59]+[.$F$61]" office:value-type="float" office:value="25.0571428571429" calcext:value-type="float">
            <text:p/>
          </table:table-cell>
          <table:table-cell table:style-name="ce12" table:formula="of:=[.D192]*[.$F$60]+[.$F$62]" office:value-type="float" office:value="177.777777777778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92]*[.$N$59]+[.$N$61]" office:value-type="float" office:value="18.3095238095238" calcext:value-type="float">
            <text:p/>
          </table:table-cell>
          <table:table-cell table:style-name="ce12" table:formula="of:=[.H192]*[.$N$60]+[.$N$62]" office:value-type="float" office:value="20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table:formula="of:=[.C193]*[.$F$59]+[.$F$61]" office:value-type="float" office:value="27.1142857142857" calcext:value-type="float">
            <text:p/>
          </table:table-cell>
          <table:table-cell table:style-name="ce12" table:formula="of:=[.D193]*[.$F$60]+[.$F$62]" office:value-type="float" office:value="182.444444444444" calcext:value-type="float">
            <text:p/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93]*[.$N$59]+[.$N$61]" office:value-type="float" office:value="19.6190476190476" calcext:value-type="float">
            <text:p/>
          </table:table-cell>
          <table:table-cell table:style-name="ce12" table:formula="of:=[.H193]*[.$N$60]+[.$N$62]" office:value-type="float" office:value="20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table:formula="of:=[.C194]*[.$F$59]+[.$F$61]" office:value-type="float" office:value="28.1428571428571" calcext:value-type="float">
            <text:p/>
          </table:table-cell>
          <table:table-cell table:style-name="ce12" table:formula="of:=[.D194]*[.$F$60]+[.$F$62]" office:value-type="float" office:value="184" calcext:value-type="float"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G194]*[.$N$59]+[.$N$61]" office:value-type="float" office:value="20.9285714285714" calcext:value-type="float">
            <text:p/>
          </table:table-cell>
          <table:table-cell table:style-name="ce12" table:formula="of:=[.H194]*[.$N$60]+[.$N$62]" office:value-type="float" office:value="207.5714285714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table:formula="of:=[.C195]*[.$F$59]+[.$F$61]" office:value-type="float" office:value="29.1714285714286" calcext:value-type="float">
            <text:p/>
          </table:table-cell>
          <table:table-cell table:style-name="ce12" table:formula="of:=[.D195]*[.$F$60]+[.$F$62]" office:value-type="float" office:value="187.888888888889" calcext:value-type="float"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table:formula="of:=[.G195]*[.$N$59]+[.$N$61]" office:value-type="float" office:value="22.2380952380952" calcext:value-type="float">
            <text:p/>
          </table:table-cell>
          <table:table-cell table:style-name="ce12" table:formula="of:=[.H195]*[.$N$60]+[.$N$62]" office:value-type="float" office:value="212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formula="of:=[.C196]*[.$F$59]+[.$F$61]" office:value-type="float" office:value="29.6857142857143" calcext:value-type="float">
            <text:p/>
          </table:table-cell>
          <table:table-cell table:style-name="ce12" table:formula="of:=[.D196]*[.$F$60]+[.$F$62]" office:value-type="float" office:value="189.444444444444" calcext:value-type="float">
            <text:p/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formula="of:=[.G196]*[.$N$59]+[.$N$61]" office:value-type="float" office:value="23.547619047619" calcext:value-type="float">
            <text:p/>
          </table:table-cell>
          <table:table-cell table:style-name="ce12" table:formula="of:=[.H196]*[.$N$60]+[.$N$62]" office:value-type="float" office:value="218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table:formula="of:=[.C197]*[.$F$59]+[.$F$61]" office:value-type="float" office:value="30.2" calcext:value-type="float">
            <text:p/>
          </table:table-cell>
          <table:table-cell table:style-name="ce12" table:formula="of:=[.D197]*[.$F$60]+[.$F$62]" office:value-type="float" office:value="190.222222222222" calcext:value-type="float">
            <text:p/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table:formula="of:=[.G197]*[.$N$59]+[.$N$61]" office:value-type="float" office:value="24.8571428571429" calcext:value-type="float">
            <text:p/>
          </table:table-cell>
          <table:table-cell table:style-name="ce12" table:formula="of:=[.H197]*[.$N$60]+[.$N$62]" office:value-type="float" office:value="2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1.8" calcext:value-type="float">
            <text:p>1.8</text:p>
          </table:table-cell>
          <table:table-cell table:style-name="ce15" table:formula="of:=[.C198]*[.$F$59]+[.$F$61]" office:value-type="float" office:value="30.7142857142857" calcext:value-type="float">
            <text:p/>
          </table:table-cell>
          <table:table-cell table:style-name="ce19" table:formula="of:=[.D198]*[.$F$60]+[.$F$62]" office:value-type="float" office:value="191" calcext:value-type="float"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table:formula="of:=[.G198]*[.$N$59]+[.$N$61]" office:value-type="float" office:value="26.1666666666667" calcext:value-type="float">
            <text:p/>
          </table:table-cell>
          <table:table-cell table:style-name="ce12" table:formula="of:=[.H198]*[.$N$60]+[.$N$62]" office:value-type="float" office:value="243.5714285714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8" calcext:value-type="float">
            <text:p>1.8</text:p>
          </table:table-cell>
          <table:table-cell table:style-name="ce15" table:formula="of:=[.C199]*[.$F$59]+[.$F$61]" office:value-type="float" office:value="31.2285714285714" calcext:value-type="float">
            <text:p/>
          </table:table-cell>
          <table:table-cell table:style-name="ce19" table:formula="of:=[.D199]*[.$F$60]+[.$F$62]" office:value-type="float" office:value="191" calcext:value-type="float">
            <text:p/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table:formula="of:=[.G199]*[.$N$59]+[.$N$61]" office:value-type="float" office:value="26.8214285714286" calcext:value-type="float">
            <text:p/>
          </table:table-cell>
          <table:table-cell table:style-name="ce12" table:formula="of:=[.H199]*[.$N$60]+[.$N$62]" office:value-type="float" office:value="251.285714285714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table:formula="of:=[.C200]*[.$F$59]+[.$F$61]" office:value-type="float" office:value="32.2571428571428" calcext:value-type="float">
            <text:p/>
          </table:table-cell>
          <table:table-cell table:style-name="ce12" table:formula="of:=[.D200]*[.$F$60]+[.$F$62]" office:value-type="float" office:value="187.888888888889" calcext:value-type="float">
            <text:p/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table:formula="of:=[.G200]*[.$N$59]+[.$N$61]" office:value-type="float" office:value="27.4761904761905" calcext:value-type="float">
            <text:p/>
          </table:table-cell>
          <table:table-cell table:style-name="ce12" table:formula="of:=[.H200]*[.$N$60]+[.$N$62]" office:value-type="float" office:value="25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C201]*[.$F$59]+[.$F$61]" office:value-type="float" office:value="33.2857142857143" calcext:value-type="float">
            <text:p/>
          </table:table-cell>
          <table:table-cell table:style-name="ce12" table:formula="of:=[.D201]*[.$F$60]+[.$F$62]" office:value-type="float" office:value="184.777777777778" calcext:value-type="float">
            <text:p/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table:formula="of:=[.G201]*[.$N$59]+[.$N$61]" office:value-type="float" office:value="28.1309523809524" calcext:value-type="float">
            <text:p/>
          </table:table-cell>
          <table:table-cell table:style-name="ce12" table:formula="of:=[.H201]*[.$N$60]+[.$N$62]" office:value-type="float" office:value="264.142857142857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C202]*[.$F$59]+[.$F$61]" office:value-type="float" office:value="34.3142857142857" calcext:value-type="float">
            <text:p/>
          </table:table-cell>
          <table:table-cell table:style-name="ce12" table:formula="of:=[.D202]*[.$F$60]+[.$F$62]" office:value-type="float" office:value="183.222222222222" calcext:value-type="float">
            <text:p/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[.G202]*[.$N$59]+[.$N$61]" office:value-type="float" office:value="28.7857142857143" calcext:value-type="float">
            <text:p/>
          </table:table-cell>
          <table:table-cell table:style-name="ce19" table:formula="of:=[.H202]*[.$N$60]+[.$N$62]" office:value-type="float" office:value="26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C203]*[.$F$59]+[.$F$61]" office:value-type="float" office:value="36.3714285714286" calcext:value-type="float">
            <text:p/>
          </table:table-cell>
          <table:table-cell table:style-name="ce12" table:formula="of:=[.D203]*[.$F$60]+[.$F$62]" office:value-type="float" office:value="179.333333333333" calcext:value-type="float">
            <text:p/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table:formula="of:=[.G203]*[.$N$59]+[.$N$61]" office:value-type="float" office:value="29.4404761904762" calcext:value-type="float">
            <text:p/>
          </table:table-cell>
          <table:table-cell table:style-name="ce12" table:formula="of:=[.H203]*[.$N$60]+[.$N$62]" office:value-type="float" office:value="264.142857142857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C204]*[.$F$59]+[.$F$61]" office:value-type="float" office:value="38.4285714285714" calcext:value-type="float">
            <text:p/>
          </table:table-cell>
          <table:table-cell table:style-name="ce12" table:formula="of:=[.D204]*[.$F$60]+[.$F$62]" office:value-type="float" office:value="177.777777777778" calcext:value-type="float">
            <text:p/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table:formula="of:=[.G204]*[.$N$59]+[.$N$61]" office:value-type="float" office:value="30.0952380952381" calcext:value-type="float">
            <text:p/>
          </table:table-cell>
          <table:table-cell table:style-name="ce12" table:formula="of:=[.H204]*[.$N$60]+[.$N$62]" office:value-type="float" office:value="260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formula="of:=[.C205]*[.$F$59]+[.$F$61]" office:value-type="float" office:value="41" calcext:value-type="float">
            <text:p/>
          </table:table-cell>
          <table:table-cell table:style-name="ce12" table:formula="of:=[.D205]*[.$F$60]+[.$F$62]" office:value-type="float" office:value="176.222222222222" calcext:value-type="float">
            <text:p/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table:formula="of:=[.G205]*[.$N$59]+[.$N$61]" office:value-type="float" office:value="30.75" calcext:value-type="float">
            <text:p/>
          </table:table-cell>
          <table:table-cell table:style-name="ce12" table:formula="of:=[.H205]*[.$N$60]+[.$N$62]" office:value-type="float" office:value="253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table:formula="of:=[.G206]*[.$N$59]+[.$N$61]" office:value-type="float" office:value="31.4047619047619" calcext:value-type="float">
            <text:p/>
          </table:table-cell>
          <table:table-cell table:style-name="ce12" table:formula="of:=[.H206]*[.$N$60]+[.$N$62]" office:value-type="float" office:value="244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table:formula="of:=[.G207]*[.$N$59]+[.$N$61]" office:value-type="float" office:value="32.0595238095238" calcext:value-type="float">
            <text:p/>
          </table:table-cell>
          <table:table-cell table:style-name="ce12" table:formula="of:=[.H207]*[.$N$60]+[.$N$62]" office:value-type="float" office:value="237.5714285714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table:formula="of:=[.G208]*[.$N$59]+[.$N$61]" office:value-type="float" office:value="34.0238095238095" calcext:value-type="float">
            <text:p/>
          </table:table-cell>
          <table:table-cell table:style-name="ce12" table:formula="of:=[.H208]*[.$N$60]+[.$N$62]" office:value-type="float" office:value="226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2" table:number-columns-repeated="4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table:formula="of:=[.G209]*[.$N$59]+[.$N$61]" office:value-type="float" office:value="35.3333333333333" calcext:value-type="float">
            <text:p/>
          </table:table-cell>
          <table:table-cell table:style-name="ce12" table:formula="of:=[.H209]*[.$N$60]+[.$N$62]" office:value-type="float" office:value="217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2" office:value-type="float" office:value="14.5" calcext:value-type="float">
            <text:p>14.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table:formula="of:=[.G210]*[.$N$59]+[.$N$61]" office:value-type="float" office:value="35.9880952380952" calcext:value-type="float">
            <text:p/>
          </table:table-cell>
          <table:table-cell table:style-name="ce12" table:formula="of:=[.H210]*[.$N$60]+[.$N$62]" office:value-type="float" office:value="214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2" office:value-type="float" office:value="16.8" calcext:value-type="float">
            <text:p>16.8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table:formula="of:=[.G211]*[.$N$59]+[.$N$61]" office:value-type="float" office:value="39" calcext:value-type="float">
            <text:p/>
          </table:table-cell>
          <table:table-cell table:style-name="ce12" table:formula="of:=[.H211]*[.$N$60]+[.$N$62]" office:value-type="float" office:value="214.428571428571" calcext:value-type="float">
            <text:p/>
          </table:table-cell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30 MHz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8" office:value-type="string" calcext:value-type="string">
            <text:p>y/mV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F212]" office:value-type="float" office:value="0" calcext:value-type="float">
            <text:p/>
          </table:table-cell>
          <table:table-cell table:style-name="ce12" table:formula="of:=[.F213]" office:value-type="float" office:value="0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N216]" office:value-type="float" office:value="26" calcext:value-type="float">
            <text:p/>
          </table:table-cell>
          <table:table-cell table:style-name="ce12" table:formula="of:=[.H216]*[.$N$91]+[.$N$93]" office:value-type="float" office:value="181.6875" calcext:value-type="float">
            <text:p/>
          </table:table-cell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26" calcext:value-type="float">
            <text:p>26</text:p>
          </table:table-cell>
          <table:table-cell table:style-name="ce8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C217]*[.$F$86]+[.$F$88]" office:value-type="float" office:value="26.1428571428571" calcext:value-type="float">
            <text:p/>
          </table:table-cell>
          <table:table-cell table:style-name="ce12" table:formula="of:=[.D217]*[.$F$87]+[.$F$89]" office:value-type="float" office:value="222.682926829268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217]*[.$N$90]+[.$N$92]" office:value-type="float" office:value="27.0769230769231" calcext:value-type="float">
            <text:p/>
          </table:table-cell>
          <table:table-cell table:style-name="ce12" table:formula="of:=[.H217]*[.$N$91]+[.$N$93]" office:value-type="float" office:value="181" calcext:value-type="float">
            <text:p/>
          </table:table-cell>
          <table:table-cell table:number-columns-repeated="2"/>
          <table:table-cell table:style-name="ce8" office:value-type="string" calcext:value-type="string">
            <text:p>Y_0</text:p>
          </table:table-cell>
          <table:table-cell table:style-name="ce31" office:value-type="float" office:value="181" calcext:value-type="float">
            <text:p>181</text:p>
          </table:table-cell>
          <table:table-cell table:style-name="ce8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table:formula="of:=[.C218]*[.$F$86]+[.$F$88]" office:value-type="float" office:value="28.2857142857143" calcext:value-type="float">
            <text:p/>
          </table:table-cell>
          <table:table-cell table:style-name="ce12" table:formula="of:=[.D218]*[.$F$87]+[.$F$89]" office:value-type="float" office:value="223.365853658537" calcext:value-type="float">
            <text:p/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G218]*[.$N$90]+[.$N$92]" office:value-type="float" office:value="27.6153846153846" calcext:value-type="float">
            <text:p/>
          </table:table-cell>
          <table:table-cell table:style-name="ce12" table:formula="of:=[.H218]*[.$N$91]+[.$N$93]" office:value-type="float" office:value="181.6875" calcext:value-type="float">
            <text:p/>
          </table:table-cell>
          <table:table-cell table:number-columns-repeated="4"/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formula="of:=[.C219]*[.$F$86]+[.$F$88]" office:value-type="float" office:value="30.4285714285714" calcext:value-type="float">
            <text:p/>
          </table:table-cell>
          <table:table-cell table:style-name="ce12" table:formula="of:=[.D219]*[.$F$87]+[.$F$89]" office:value-type="float" office:value="225.414634146341" calcext:value-type="float">
            <text:p/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G219]*[.$N$90]+[.$N$92]" office:value-type="float" office:value="28.1538461538461" calcext:value-type="float">
            <text:p/>
          </table:table-cell>
          <table:table-cell table:style-name="ce12" table:formula="of:=[.H219]*[.$N$91]+[.$N$93]" office:value-type="float" office:value="183.06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table:formula="of:=[.C220]*[.$F$86]+[.$F$88]" office:value-type="float" office:value="31.5" calcext:value-type="float">
            <text:p/>
          </table:table-cell>
          <table:table-cell table:style-name="ce12" table:formula="of:=[.D220]*[.$F$87]+[.$F$89]" office:value-type="float" office:value="226.780487804878" calcext:value-type="float"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table:formula="of:=[.G220]*[.$N$90]+[.$N$92]" office:value-type="float" office:value="30.3076923076923" calcext:value-type="float">
            <text:p/>
          </table:table-cell>
          <table:table-cell table:style-name="ce12" table:formula="of:=[.H220]*[.$N$91]+[.$N$93]" office:value-type="float" office:value="185.1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table:formula="of:=[.C221]*[.$F$86]+[.$F$88]" office:value-type="float" office:value="32.5714285714286" calcext:value-type="float">
            <text:p/>
          </table:table-cell>
          <table:table-cell table:style-name="ce12" table:formula="of:=[.D221]*[.$F$87]+[.$F$89]" office:value-type="float" office:value="229.512195121951" calcext:value-type="float">
            <text:p/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formula="of:=[.G221]*[.$N$90]+[.$N$92]" office:value-type="float" office:value="31.3846153846154" calcext:value-type="float">
            <text:p/>
          </table:table-cell>
          <table:table-cell table:style-name="ce12" table:formula="of:=[.H221]*[.$N$91]+[.$N$93]" office:value-type="float" office:value="184.437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[.C222]*[.$F$86]+[.$F$88]" office:value-type="float" office:value="33.1071428571429" calcext:value-type="float">
            <text:p/>
          </table:table-cell>
          <table:table-cell table:style-name="ce12" table:formula="of:=[.D222]*[.$F$87]+[.$F$89]" office:value-type="float" office:value="232.243902439024" calcext:value-type="float">
            <text:p/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G222]*[.$N$90]+[.$N$92]" office:value-type="float" office:value="32.4615384615385" calcext:value-type="float">
            <text:p/>
          </table:table-cell>
          <table:table-cell table:style-name="ce12" table:formula="of:=[.H222]*[.$N$91]+[.$N$93]" office:value-type="float" office:value="186.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table:formula="of:=[.C223]*[.$F$86]+[.$F$88]" office:value-type="float" office:value="33.6428571428571" calcext:value-type="float">
            <text:p/>
          </table:table-cell>
          <table:table-cell table:style-name="ce12" table:formula="of:=[.D223]*[.$F$87]+[.$F$89]" office:value-type="float" office:value="237.024390243902" calcext:value-type="float"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table:formula="of:=[.G223]*[.$N$90]+[.$N$92]" office:value-type="float" office:value="33.5384615384615" calcext:value-type="float">
            <text:p/>
          </table:table-cell>
          <table:table-cell table:style-name="ce12" table:formula="of:=[.H223]*[.$N$91]+[.$N$93]" office:value-type="float" office:value="189.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table:formula="of:=[.C224]*[.$F$86]+[.$F$88]" office:value-type="float" office:value="34.7142857142857" calcext:value-type="float">
            <text:p/>
          </table:table-cell>
          <table:table-cell table:style-name="ce12" table:formula="of:=[.D224]*[.$F$87]+[.$F$89]" office:value-type="float" office:value="241.121951219512" calcext:value-type="float">
            <text:p/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[.G224]*[.$N$90]+[.$N$92]" office:value-type="float" office:value="34.6153846153846" calcext:value-type="float">
            <text:p/>
          </table:table-cell>
          <table:table-cell table:style-name="ce12" table:formula="of:=[.H224]*[.$N$91]+[.$N$93]" office:value-type="float" office:value="191.31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table:formula="of:=[.C225]*[.$F$86]+[.$F$88]" office:value-type="float" office:value="35.25" calcext:value-type="float">
            <text:p/>
          </table:table-cell>
          <table:table-cell table:style-name="ce12" table:formula="of:=[.D225]*[.$F$87]+[.$F$89]" office:value-type="float" office:value="244.536585365854" calcext:value-type="float">
            <text:p/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1.6" calcext:value-type="float">
            <text:p>1.6</text:p>
          </table:table-cell>
          <table:table-cell table:style-name="ce15" table:formula="of:=[.G225]*[.$N$90]+[.$N$92]" office:value-type="float" office:value="35.1538461538462" calcext:value-type="float">
            <text:p/>
          </table:table-cell>
          <table:table-cell table:style-name="ce19" table:formula="of:=[.H225]*[.$N$91]+[.$N$93]" office:value-type="float" office:value="192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table:formula="of:=[.C226]*[.$F$86]+[.$F$88]" office:value-type="float" office:value="35.7857142857143" calcext:value-type="float">
            <text:p/>
          </table:table-cell>
          <table:table-cell table:style-name="ce12" table:formula="of:=[.D226]*[.$F$87]+[.$F$89]" office:value-type="float" office:value="246.585365853659" calcext:value-type="float">
            <text:p/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.6" calcext:value-type="float">
            <text:p>1.6</text:p>
          </table:table-cell>
          <table:table-cell table:style-name="ce15" table:formula="of:=[.G226]*[.$N$90]+[.$N$92]" office:value-type="float" office:value="35.6923076923077" calcext:value-type="float">
            <text:p/>
          </table:table-cell>
          <table:table-cell table:style-name="ce19" table:formula="of:=[.H226]*[.$N$91]+[.$N$93]" office:value-type="float" office:value="192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C227]*[.$F$86]+[.$F$88]" office:value-type="float" office:value="36.8571428571429" calcext:value-type="float">
            <text:p/>
          </table:table-cell>
          <table:table-cell table:style-name="ce12" table:formula="of:=[.D227]*[.$F$87]+[.$F$89]" office:value-type="float" office:value="249.317073170732" calcext:value-type="float">
            <text:p/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[.G227]*[.$N$90]+[.$N$92]" office:value-type="float" office:value="36.2307692307692" calcext:value-type="float">
            <text:p/>
          </table:table-cell>
          <table:table-cell table:style-name="ce12" table:formula="of:=[.H227]*[.$N$91]+[.$N$93]" office:value-type="float" office:value="191.31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4.1" calcext:value-type="float">
            <text:p>4.1</text:p>
          </table:table-cell>
          <table:table-cell table:style-name="ce15" table:formula="of:=[.C228]*[.$F$86]+[.$F$88]" office:value-type="float" office:value="37.3928571428571" calcext:value-type="float">
            <text:p/>
          </table:table-cell>
          <table:table-cell table:style-name="ce19" table:formula="of:=[.D228]*[.$F$87]+[.$F$89]" office:value-type="float" office:value="250" calcext:value-type="float">
            <text:p/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G228]*[.$N$90]+[.$N$92]" office:value-type="float" office:value="38.3846153846154" calcext:value-type="float">
            <text:p/>
          </table:table-cell>
          <table:table-cell table:style-name="ce12" table:formula="of:=[.H228]*[.$N$91]+[.$N$93]" office:value-type="float" office:value="186.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C229]*[.$F$86]+[.$F$88]" office:value-type="float" office:value="37.9285714285714" calcext:value-type="float">
            <text:p/>
          </table:table-cell>
          <table:table-cell table:style-name="ce12" table:formula="of:=[.D229]*[.$F$87]+[.$F$89]" office:value-type="float" office:value="249.317073170732" calcext:value-type="float">
            <text:p/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G229]*[.$N$90]+[.$N$92]" office:value-type="float" office:value="39.4615384615385" calcext:value-type="float">
            <text:p/>
          </table:table-cell>
          <table:table-cell table:style-name="ce12" table:formula="of:=[.H229]*[.$N$91]+[.$N$93]" office:value-type="float" office:value="186.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table:formula="of:=[.C230]*[.$F$86]+[.$F$88]" office:value-type="float" office:value="39" calcext:value-type="float">
            <text:p/>
          </table:table-cell>
          <table:table-cell table:style-name="ce12" table:formula="of:=[.D230]*[.$F$87]+[.$F$89]" office:value-type="float" office:value="245.90243902439" calcext:value-type="float">
            <text:p/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table:formula="of:=[.G230]*[.$N$90]+[.$N$92]" office:value-type="float" office:value="42.1538461538462" calcext:value-type="float">
            <text:p/>
          </table:table-cell>
          <table:table-cell table:style-name="ce12" table:formula="of:=[.H230]*[.$N$91]+[.$N$93]" office:value-type="float" office:value="183.7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table:formula="of:=[.C231]*[.$F$86]+[.$F$88]" office:value-type="float" office:value="40.0714285714286" calcext:value-type="float">
            <text:p/>
          </table:table-cell>
          <table:table-cell table:style-name="ce12" table:formula="of:=[.D231]*[.$F$87]+[.$F$89]" office:value-type="float" office:value="241.121951219512" calcext:value-type="float">
            <text:p/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G231]*[.$N$90]+[.$N$92]" office:value-type="float" office:value="44.3076923076923" calcext:value-type="float">
            <text:p/>
          </table:table-cell>
          <table:table-cell table:style-name="ce12" table:formula="of:=[.H231]*[.$N$91]+[.$N$93]" office:value-type="float" office:value="183.06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.5" calcext:value-type="float">
            <text:p>15.5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table:formula="of:=[.C232]*[.$F$86]+[.$F$88]" office:value-type="float" office:value="40.6071428571429" calcext:value-type="float">
            <text:p/>
          </table:table-cell>
          <table:table-cell table:style-name="ce12" table:formula="of:=[.D232]*[.$F$87]+[.$F$89]" office:value-type="float" office:value="236.341463414634" calcext:value-type="float">
            <text:p/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table:formula="of:=[.G232]*[.$N$90]+[.$N$92]" office:value-type="float" office:value="47" calcext:value-type="float">
            <text:p/>
          </table:table-cell>
          <table:table-cell table:style-name="ce12" table:formula="of:=[.H232]*[.$N$91]+[.$N$93]" office:value-type="float" office:value="182.37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table:formula="of:=[.C233]*[.$F$86]+[.$F$88]" office:value-type="float" office:value="41.1428571428571" calcext:value-type="float">
            <text:p/>
          </table:table-cell>
          <table:table-cell table:style-name="ce12" table:formula="of:=[.D233]*[.$F$87]+[.$F$89]" office:value-type="float" office:value="233.609756097561" calcext:value-type="float">
            <text:p/>
          </table:table-cell>
          <table:table-cell table:style-name="ce11" table:number-columns-repeated="4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.3" calcext:value-type="float">
            <text:p>1.3</text:p>
          </table:table-cell>
          <table:table-cell table:style-name="ce12" table:formula="of:=[.C234]*[.$F$86]+[.$F$88]" office:value-type="float" office:value="42.2142857142857" calcext:value-type="float">
            <text:p/>
          </table:table-cell>
          <table:table-cell table:style-name="ce12" table:formula="of:=[.D234]*[.$F$87]+[.$F$89]" office:value-type="float" office:value="230.878048780488" calcext:value-type="float">
            <text:p/>
          </table:table-cell>
          <table:table-cell table:style-name="ce11" table:number-columns-repeated="3"/>
          <table:table-cell table:style-name="ce12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table:formula="of:=[.C235]*[.$F$86]+[.$F$88]" office:value-type="float" office:value="44.3571428571429" calcext:value-type="float">
            <text:p/>
          </table:table-cell>
          <table:table-cell table:style-name="ce12" table:formula="of:=[.D235]*[.$F$87]+[.$F$89]" office:value-type="float" office:value="226.780487804878" calcext:value-type="float">
            <text:p/>
          </table:table-cell>
          <table:table-cell table:style-name="ce11" table:number-columns-repeated="3"/>
          <table:table-cell table:style-name="ce12"/>
          <table:table-cell table:number-columns-repeated="14"/>
        </table:table-row>
        <table:table-row table:style-name="ro1">
          <table:table-cell table:number-columns-repeated="2"/>
          <table:table-cell table:style-name="ce12" office:value-type="float" office:value="19.6" calcext:value-type="float">
            <text:p>19.6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C236]*[.$F$86]+[.$F$88]" office:value-type="float" office:value="45" calcext:value-type="float">
            <text:p/>
          </table:table-cell>
          <table:table-cell table:style-name="ce12" table:formula="of:=[.D236]*[.$F$87]+[.$F$89]" office:value-type="float" office:value="226.09756097561" calcext:value-type="float">
            <text:p/>
          </table:table-cell>
          <table:table-cell table:style-name="ce11" table:number-columns-repeated="3"/>
          <table:table-cell table:style-name="ce1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 style:data-style-name="N2" text:time-value="12:48:52.3801741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2:42:08.772192689</meta:creation-date>
    <dc:date>2014-05-12T15:26:53.541115642</dc:date>
    <meta:editing-duration>PT2H47M19S</meta:editing-duration>
    <meta:editing-cycles>7</meta:editing-cycles>
    <meta:generator>LibreOffice/4.2.3.3$Linux_X86_64 LibreOffice_project/420m0$Build-3</meta:generator>
    <meta:document-statistic meta:table-count="1" meta:cell-count="1416" meta:object-count="0"/>
  </office:meta>
</office:document-meta>
</file>